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fo:font-weight="bold" officeooo:rsid="04395c54" officeooo:paragraph-rsid="04395c54" style:font-weight-asian="bold" style:font-weight-complex="bol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paragraph-rsid="01edcf44"/>
    </style:style>
    <style:style style:name="P40" style:family="paragraph" style:parent-style-name="Text_20_body">
      <style:text-properties officeooo:rsid="0036a586" officeooo:paragraph-rsid="0176446b"/>
    </style:style>
    <style:style style:name="P41" style:family="paragraph" style:parent-style-name="Text_20_body">
      <style:text-properties officeooo:rsid="016f9575" officeooo:paragraph-rsid="017e1ebe"/>
    </style:style>
    <style:style style:name="P42" style:family="paragraph" style:parent-style-name="Text_20_body">
      <style:text-properties officeooo:paragraph-rsid="031e5fb3"/>
    </style:style>
    <style:style style:name="P43" style:family="paragraph" style:parent-style-name="Text_20_body">
      <style:text-properties officeooo:rsid="03cda9c5" officeooo:paragraph-rsid="03cda9c5"/>
    </style:style>
    <style:style style:name="P44" style:family="paragraph" style:parent-style-name="Text_20_body">
      <style:text-properties officeooo:rsid="03dce555" officeooo:paragraph-rsid="03dce555"/>
    </style:style>
    <style:style style:name="P45" style:family="paragraph" style:parent-style-name="Text_20_body">
      <style:text-properties officeooo:rsid="03dd1f10" officeooo:paragraph-rsid="03dd1f10"/>
    </style:style>
    <style:style style:name="P46" style:family="paragraph" style:parent-style-name="Text_20_body">
      <style:text-properties style:font-name="Consolas" fo:font-size="8.5pt" style:font-size-asian="8.5pt" style:font-size-complex="8.5pt"/>
    </style:style>
    <style:style style:name="P47" style:family="paragraph" style:parent-style-name="Text_20_body">
      <style:text-properties style:font-name="Consolas" fo:font-size="8.5pt" officeooo:paragraph-rsid="03dd1f10" style:font-size-asian="8.5pt" style:font-size-complex="8.5pt"/>
    </style:style>
    <style:style style:name="P48" style:family="paragraph" style:parent-style-name="Text_20_body">
      <style:text-properties style:font-name="Consolas" fo:font-size="8.5pt" officeooo:rsid="03dec9a2" officeooo:paragraph-rsid="03dec9a2" style:font-size-asian="8.5pt" style:font-size-complex="8.5pt"/>
    </style:style>
    <style:style style:name="P49" style:family="paragraph" style:parent-style-name="Text_20_body">
      <style:text-properties style:font-name="Consolas" fo:font-size="8.5pt" officeooo:rsid="03e1da4a" officeooo:paragraph-rsid="03e1da4a" style:font-size-asian="8.5pt" style:font-size-complex="8.5pt"/>
    </style:style>
    <style:style style:name="P50" style:family="paragraph" style:parent-style-name="Text_20_body">
      <style:text-properties style:font-name="Consolas" fo:font-size="8.5pt" officeooo:rsid="03dd1f10" officeooo:paragraph-rsid="0402f78b" style:font-size-asian="8.5pt" style:font-size-complex="8.5pt"/>
    </style:style>
    <style:style style:name="P51" style:family="paragraph" style:parent-style-name="Text_20_body">
      <style:text-properties style:font-name="Consolas" fo:font-size="8.5pt" officeooo:rsid="03ea5baf" officeooo:paragraph-rsid="03ea5baf" style:font-size-asian="8.5pt" style:font-size-complex="8.5pt"/>
    </style:style>
    <style:style style:name="P52" style:family="paragraph" style:parent-style-name="Text_20_body">
      <style:text-properties style:font-name="Consolas" fo:font-size="8.5pt" officeooo:paragraph-rsid="04281ab9" style:font-size-asian="8.5pt" style:font-size-complex="8.5pt"/>
    </style:style>
    <style:style style:name="P53" style:family="paragraph" style:parent-style-name="Text_20_body">
      <style:text-properties style:font-name="Consolas" fo:font-size="8.5pt" officeooo:rsid="042ef567" officeooo:paragraph-rsid="0430bd3d" style:font-size-asian="8.5pt" style:font-size-complex="8.5pt"/>
    </style:style>
    <style:style style:name="P54" style:family="paragraph" style:parent-style-name="Text_20_body">
      <style:text-properties style:font-name="Consolas" fo:font-size="8.5pt" officeooo:rsid="042ef567" officeooo:paragraph-rsid="042ef567" style:font-size-asian="8.5pt" style:font-size-complex="8.5pt"/>
    </style:style>
    <style:style style:name="P55" style:family="paragraph" style:parent-style-name="Text_20_body">
      <style:text-properties style:font-name="Consolas" fo:font-size="8.5pt" officeooo:rsid="0438d826" officeooo:paragraph-rsid="0438d826" style:font-size-asian="8.5pt" style:font-size-complex="8.5pt"/>
    </style:style>
    <style:style style:name="P56" style:family="paragraph" style:parent-style-name="Text_20_body">
      <style:text-properties style:font-name="Consolas" fo:font-size="8.5pt" officeooo:rsid="04395c54" officeooo:paragraph-rsid="04395c54" style:font-size-asian="8.5pt" style:font-size-complex="8.5pt"/>
    </style:style>
    <style:style style:name="P57" style:family="paragraph" style:parent-style-name="Text_20_body">
      <style:text-properties style:font-name="Consolas" fo:font-size="10pt" fo:font-weight="bold" style:font-size-asian="10pt" style:font-weight-asian="bold" style:font-size-complex="10pt" style:font-weight-complex="bold"/>
    </style:style>
    <style:style style:name="P58" style:family="paragraph" style:parent-style-name="Text_20_body">
      <style:text-properties officeooo:rsid="03dec9a2" officeooo:paragraph-rsid="03dec9a2"/>
    </style:style>
    <style:style style:name="P59" style:family="paragraph" style:parent-style-name="Text_20_body">
      <style:text-properties officeooo:paragraph-rsid="03dec9a2"/>
    </style:style>
    <style:style style:name="P60" style:family="paragraph" style:parent-style-name="Text_20_body">
      <style:text-properties officeooo:rsid="03e3cb7b" officeooo:paragraph-rsid="03e3cb7b"/>
    </style:style>
    <style:style style:name="P61" style:family="paragraph" style:parent-style-name="Text_20_body">
      <style:text-properties officeooo:paragraph-rsid="03ea5baf"/>
    </style:style>
    <style:style style:name="P62" style:family="paragraph" style:parent-style-name="Text_20_body">
      <style:text-properties officeooo:rsid="03f6c71b" officeooo:paragraph-rsid="03f6c71b"/>
    </style:style>
    <style:style style:name="P63" style:family="paragraph" style:parent-style-name="Text_20_body">
      <style:text-properties officeooo:rsid="03fe6f8e" officeooo:paragraph-rsid="03fe6f8e"/>
    </style:style>
    <style:style style:name="P64" style:family="paragraph" style:parent-style-name="Text_20_body">
      <style:text-properties officeooo:rsid="03c7f3e4" officeooo:paragraph-rsid="0402f78b"/>
    </style:style>
    <style:style style:name="P65" style:family="paragraph" style:parent-style-name="Text_20_body">
      <style:text-properties officeooo:paragraph-rsid="0404e256"/>
    </style:style>
    <style:style style:name="P66" style:family="paragraph" style:parent-style-name="Text_20_body">
      <style:text-properties officeooo:paragraph-rsid="03d46044"/>
    </style:style>
    <style:style style:name="P67" style:family="paragraph" style:parent-style-name="Text_20_body">
      <style:text-properties officeooo:rsid="0408617c" officeooo:paragraph-rsid="0408617c"/>
    </style:style>
    <style:style style:name="P68" style:family="paragraph" style:parent-style-name="Text_20_body">
      <style:text-properties officeooo:rsid="040ddff0" officeooo:paragraph-rsid="040fb966"/>
    </style:style>
    <style:style style:name="P69" style:family="paragraph" style:parent-style-name="Text_20_body">
      <style:text-properties officeooo:paragraph-rsid="04114865"/>
    </style:style>
    <style:style style:name="P70" style:family="paragraph" style:parent-style-name="Text_20_body">
      <style:text-properties officeooo:paragraph-rsid="0412d816"/>
    </style:style>
    <style:style style:name="P71" style:family="paragraph" style:parent-style-name="Text_20_body">
      <style:text-properties officeooo:paragraph-rsid="0414bfc6"/>
    </style:style>
    <style:style style:name="P72" style:family="paragraph" style:parent-style-name="Text_20_body">
      <style:text-properties officeooo:rsid="04197898" officeooo:paragraph-rsid="04197898"/>
    </style:style>
    <style:style style:name="P73" style:family="paragraph" style:parent-style-name="Text_20_body">
      <style:text-properties officeooo:rsid="041dfdeb" officeooo:paragraph-rsid="041dfdeb"/>
    </style:style>
    <style:style style:name="P74" style:family="paragraph" style:parent-style-name="Text_20_body">
      <style:text-properties officeooo:rsid="04245d98" officeooo:paragraph-rsid="04245d98"/>
    </style:style>
    <style:style style:name="P75" style:family="paragraph" style:parent-style-name="Text_20_body">
      <loext:graphic-properties draw:fill="none"/>
      <style:paragraph-properties fo:background-color="transparent"/>
    </style:style>
    <style:style style:name="P76" style:family="paragraph" style:parent-style-name="Text_20_body">
      <style:text-properties officeooo:rsid="042a9dd7" officeooo:paragraph-rsid="042a9dd7"/>
    </style:style>
    <style:style style:name="P77" style:family="paragraph" style:parent-style-name="Text_20_body">
      <style:text-properties officeooo:paragraph-rsid="040046ee"/>
    </style:style>
    <style:style style:name="P78" style:family="paragraph" style:parent-style-name="Text_20_body">
      <style:text-properties officeooo:rsid="042ad127" officeooo:paragraph-rsid="042ad127"/>
    </style:style>
    <style:style style:name="P79" style:family="paragraph" style:parent-style-name="Text_20_body">
      <style:text-properties officeooo:rsid="042ef567" officeooo:paragraph-rsid="042ef567"/>
    </style:style>
    <style:style style:name="P80" style:family="paragraph" style:parent-style-name="Text_20_body">
      <style:text-properties officeooo:rsid="0433fff3" officeooo:paragraph-rsid="0433fff3"/>
    </style:style>
    <style:style style:name="P81" style:family="paragraph" style:parent-style-name="Text_20_body">
      <style:text-properties officeooo:rsid="04351961" officeooo:paragraph-rsid="04351961"/>
    </style:style>
    <style:style style:name="P82" style:family="paragraph" style:parent-style-name="Text_20_body">
      <style:text-properties officeooo:rsid="04366f75" officeooo:paragraph-rsid="04366f75"/>
    </style:style>
    <style:style style:name="P83" style:family="paragraph" style:parent-style-name="Text_20_body">
      <style:text-properties officeooo:rsid="0438d826" officeooo:paragraph-rsid="0438d826"/>
    </style:style>
    <style:style style:name="P84" style:family="paragraph" style:parent-style-name="Text_20_body">
      <style:text-properties officeooo:rsid="043d2d99" officeooo:paragraph-rsid="043d2d99"/>
    </style:style>
    <style:style style:name="P85" style:family="paragraph" style:parent-style-name="Index">
      <style:paragraph-properties fo:text-align="start" style:justify-single-word="false"/>
      <style:text-properties officeooo:rsid="0002d659" officeooo:paragraph-rsid="0002d659"/>
    </style:style>
    <style:style style:name="P86" style:family="paragraph" style:parent-style-name="Index">
      <style:paragraph-properties fo:text-align="start" style:justify-single-word="false"/>
      <style:text-properties officeooo:paragraph-rsid="0002d659"/>
    </style:style>
    <style:style style:name="P87" style:family="paragraph" style:parent-style-name="Illustration">
      <style:text-properties officeooo:paragraph-rsid="04069899"/>
    </style:style>
    <style:style style:name="P88" style:family="paragraph" style:parent-style-name="Illustration_20_Index_20_1">
      <style:paragraph-properties>
        <style:tab-stops>
          <style:tab-stop style:position="17.013cm" style:type="right" style:leader-style="dotted" style:leader-text="."/>
        </style:tab-stops>
      </style:paragraph-properties>
    </style:style>
    <style:style style:name="P89" style:family="paragraph" style:parent-style-name="Contents_20_3">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4">
      <style:paragraph-properties>
        <style:tab-stops>
          <style:tab-stop style:position="17cm" style:type="right" style:leader-style="dotted" style:leader-text="."/>
        </style:tab-stops>
      </style:paragraph-properties>
    </style:style>
    <style:style style:name="P93" style:family="paragraph" style:parent-style-name="Standard" style:list-style-name="L5"/>
    <style:style style:name="P94" style:family="paragraph" style:parent-style-name="Standard" style:list-style-name="L5">
      <style:text-properties officeooo:paragraph-rsid="03f1e45d"/>
    </style:style>
    <style:style style:name="P95" style:family="paragraph" style:parent-style-name="Standard" style:list-style-name="L7"/>
    <style:style style:name="P96" style:family="paragraph" style:parent-style-name="Standard" style:list-style-name="L12"/>
    <style:style style:name="P97" style:family="paragraph" style:parent-style-name="Standard">
      <style:text-properties officeooo:rsid="000b5804" officeooo:paragraph-rsid="003596f7"/>
    </style:style>
    <style:style style:name="P98" style:family="paragraph" style:parent-style-name="Standard" style:master-page-name="First_20_Page">
      <style:paragraph-properties style:page-number="auto"/>
      <style:text-properties officeooo:rsid="038405db" officeooo:paragraph-rsid="038405db"/>
    </style:style>
    <style:style style:name="P99" style:family="paragraph" style:parent-style-name="Heading_20_1" style:list-style-nam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1ad83bc" officeooo:paragraph-rsid="01ad83bc"/>
    </style:style>
    <style:style style:name="P102" style:family="paragraph" style:parent-style-name="Heading_20_1">
      <style:paragraph-properties fo:break-before="page"/>
      <style:text-properties officeooo:rsid="0184022c" officeooo:paragraph-rsid="0184022c"/>
    </style:style>
    <style:style style:name="P103" style:family="paragraph" style:parent-style-name="Heading_20_1" style:master-page-name="Standard">
      <style:paragraph-properties style:page-number="1"/>
      <style:text-properties officeooo:rsid="003596f7" officeooo:paragraph-rsid="003596f7"/>
    </style:style>
    <style:style style:name="P104" style:family="paragraph" style:parent-style-name="Heading_20_2">
      <style:paragraph-properties fo:text-align="start" style:justify-single-word="false"/>
      <style:text-properties officeooo:rsid="02cda2b6" officeooo:paragraph-rsid="02cda2b6"/>
    </style:style>
    <style:style style:name="P105" style:family="paragraph" style:parent-style-name="Heading_20_2">
      <style:paragraph-properties fo:text-align="start" style:justify-single-word="false"/>
      <style:text-properties style:font-name="Times New Roman" officeooo:rsid="02cda2b6" officeooo:paragraph-rsid="02cda2b6"/>
    </style:style>
    <style:style style:name="P106" style:family="paragraph" style:parent-style-name="Heading_20_2">
      <style:text-properties style:font-name="Times New Roman" officeooo:rsid="02c07c14" officeooo:paragraph-rsid="02c07c14"/>
    </style:style>
    <style:style style:name="P107" style:family="paragraph" style:parent-style-name="Heading_20_2">
      <style:text-properties officeooo:rsid="0036a586" officeooo:paragraph-rsid="0176446b"/>
    </style:style>
    <style:style style:name="P108" style:family="paragraph" style:parent-style-name="Heading_20_2" style:list-style-name=""/>
    <style:style style:name="P109" style:family="paragraph" style:parent-style-name="Heading_20_2">
      <style:text-properties officeooo:paragraph-rsid="03c3d311"/>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officeooo:rsid="04197898" officeooo:paragraph-rsid="04197898"/>
    </style:style>
    <style:style style:name="P112" style:family="paragraph" style:parent-style-name="Heading_20_3">
      <style:text-properties officeooo:rsid="034ac030"/>
    </style:style>
    <style:style style:name="P113" style:family="paragraph" style:parent-style-name="Heading_20_3">
      <style:text-properties officeooo:rsid="035aff17"/>
    </style:style>
    <style:style style:name="P114"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15" style:family="paragraph" style:parent-style-name="Heading">
      <style:paragraph-properties fo:text-align="center" style:justify-single-word="false"/>
      <style:text-properties fo:font-weight="bold" style:font-weight-asian="bold" style:font-weight-complex="bold"/>
    </style:style>
    <style:style style:name="P116" style:family="paragraph" style:parent-style-name="Index" style:master-page-name="Index">
      <style:paragraph-properties fo:text-align="start" style:justify-single-word="false" style:page-number="auto"/>
      <style:text-properties officeooo:paragraph-rsid="0002d659"/>
    </style:style>
    <style:style style:name="P117" style:family="paragraph" style:parent-style-name="Heading_20_4">
      <style:text-properties officeooo:rsid="03dec9a2" officeooo:paragraph-rsid="03dec9a2"/>
    </style:style>
    <style:style style:name="P118" style:family="paragraph" style:parent-style-name="Heading_20_4">
      <style:paragraph-properties fo:break-before="page"/>
    </style:style>
    <style:style style:name="P119" style:family="paragraph" style:parent-style-name="Heading_20_4">
      <style:paragraph-properties fo:break-before="page"/>
      <style:text-properties officeooo:paragraph-rsid="0408617c"/>
    </style:style>
    <style:style style:name="P120" style:family="paragraph" style:parent-style-name="Text_20_body">
      <style:text-properties style:font-name="Times New Roman" officeooo:rsid="02c07c14"/>
    </style:style>
    <style:style style:name="P121" style:family="paragraph" style:parent-style-name="Text_20_body" style:list-style-name="L1">
      <style:text-properties style:font-name="Times New Roman" officeooo:rsid="02c07c14" officeooo:paragraph-rsid="02c07c14"/>
    </style:style>
    <style:style style:name="P122" style:family="paragraph" style:parent-style-name="Text_20_body" style:list-style-name="L1">
      <style:text-properties style:font-name="Times New Roman" officeooo:rsid="02c07c14" officeooo:paragraph-rsid="02d79272"/>
    </style:style>
    <style:style style:name="P123" style:family="paragraph" style:parent-style-name="Text_20_body" style:list-style-name="L8">
      <style:text-properties style:font-name="Times New Roman" officeooo:rsid="02c07c14" officeooo:paragraph-rsid="03a72f27"/>
    </style:style>
    <style:style style:name="P124" style:family="paragraph" style:parent-style-name="Text_20_body" style:list-style-name="L1">
      <style:text-properties style:font-name="Times New Roman" officeooo:rsid="02c694e2" officeooo:paragraph-rsid="02c694e2"/>
    </style:style>
    <style:style style:name="P125" style:family="paragraph" style:parent-style-name="Text_20_body" style:list-style-name="L2">
      <style:text-properties style:font-name="Times New Roman" officeooo:rsid="02c25302" officeooo:paragraph-rsid="02c25302"/>
    </style:style>
    <style:style style:name="P126" style:family="paragraph" style:parent-style-name="Text_20_body" style:list-style-name="L6">
      <style:text-properties style:font-name="Times New Roman" officeooo:rsid="03a72f27" officeooo:paragraph-rsid="03a72f27"/>
    </style:style>
    <style:style style:name="P127" style:family="paragraph" style:parent-style-name="Text_20_body" style:list-style-name="L6">
      <style:text-properties style:font-name="Times New Roman" officeooo:rsid="03a72f27" officeooo:paragraph-rsid="03b96e07"/>
    </style:style>
    <style:style style:name="P128" style:family="paragraph" style:parent-style-name="Text_20_body" style:list-style-name="L6">
      <style:text-properties style:font-name="Times New Roman" officeooo:rsid="03a72f27" officeooo:paragraph-rsid="03b9ab8a"/>
    </style:style>
    <style:style style:name="P129" style:family="paragraph" style:parent-style-name="Text_20_body" style:list-style-name="L6">
      <style:text-properties style:font-name="Times New Roman" officeooo:rsid="03a72f27" officeooo:paragraph-rsid="03c3d311"/>
    </style:style>
    <style:style style:name="P130" style:family="paragraph" style:parent-style-name="Text_20_body" style:list-style-name="L9">
      <style:text-properties style:font-name="Times New Roman" officeooo:rsid="03a72f27" officeooo:paragraph-rsid="03a72f27"/>
    </style:style>
    <style:style style:name="P131" style:family="paragraph" style:parent-style-name="Text_20_body" style:list-style-name="L9">
      <style:text-properties style:font-name="Times New Roman" officeooo:rsid="03a72f27" officeooo:paragraph-rsid="03c3071b"/>
    </style:style>
    <style:style style:name="P132" style:family="paragraph" style:parent-style-name="Text_20_body" style:list-style-name="L10">
      <style:text-properties style:font-name="Times New Roman" officeooo:rsid="03a72f27" officeooo:paragraph-rsid="03a72f27"/>
    </style:style>
    <style:style style:name="P133"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34" style:family="paragraph" style:parent-style-name="Text_20_body" style:list-style-name="L17">
      <style:text-properties style:font-name="Times New Roman" officeooo:rsid="016f9575" officeooo:paragraph-rsid="030b3fb7"/>
    </style:style>
    <style:style style:name="P135" style:family="paragraph" style:parent-style-name="Text_20_body" style:list-style-name="L17">
      <style:text-properties style:font-name="Times New Roman" officeooo:rsid="016f9575" officeooo:paragraph-rsid="016f9575"/>
    </style:style>
    <style:style style:name="P136" style:family="paragraph" style:parent-style-name="Text_20_body" style:list-style-name="L17">
      <style:text-properties style:font-name="Times New Roman" officeooo:rsid="016f9575" officeooo:paragraph-rsid="032ec10b"/>
    </style:style>
    <style:style style:name="P137" style:family="paragraph" style:parent-style-name="Text_20_body" style:list-style-name="L18">
      <style:text-properties style:font-name="Times New Roman"/>
    </style:style>
    <style:style style:name="P138" style:family="paragraph" style:parent-style-name="Text_20_body">
      <style:paragraph-properties fo:text-align="start" style:justify-single-word="false"/>
      <style:text-properties style:font-name="Times New Roman" officeooo:rsid="02cda2b6" officeooo:paragraph-rsid="02cda2b6"/>
    </style:style>
    <style:style style:name="P139" style:family="paragraph" style:parent-style-name="Text_20_body" style:list-style-name="L3">
      <style:text-properties officeooo:rsid="02d35e24" officeooo:paragraph-rsid="02d35e24"/>
    </style:style>
    <style:style style:name="P140" style:family="paragraph" style:parent-style-name="Text_20_body" style:list-style-name="L4">
      <style:text-properties fo:font-weight="normal" officeooo:rsid="02c7223e" officeooo:paragraph-rsid="02c7223e" style:font-weight-asian="normal" style:font-weight-complex="normal"/>
    </style:style>
    <style:style style:name="P141" style:family="paragraph" style:parent-style-name="Text_20_body" style:list-style-name="L6">
      <style:text-properties officeooo:rsid="03a72f27" officeooo:paragraph-rsid="03a72f27"/>
    </style:style>
    <style:style style:name="P142" style:family="paragraph" style:parent-style-name="Text_20_body" style:list-style-name="L10">
      <style:text-properties officeooo:paragraph-rsid="03a72f27"/>
    </style:style>
    <style:style style:name="P143" style:family="paragraph" style:parent-style-name="Text_20_body" style:list-style-name="L11">
      <style:text-properties officeooo:rsid="03a8dbbe" officeooo:paragraph-rsid="03a8dbbe"/>
    </style:style>
    <style:style style:name="P144" style:family="paragraph" style:parent-style-name="Text_20_body" style:list-style-name="L13">
      <style:text-properties officeooo:rsid="043d2d99" officeooo:paragraph-rsid="043d2d99"/>
    </style:style>
    <style:style style:name="P145" style:family="paragraph" style:parent-style-name="Text_20_body" style:list-style-name="L14">
      <style:text-properties officeooo:rsid="03dec9a2" officeooo:paragraph-rsid="03dec9a2"/>
    </style:style>
    <style:style style:name="P146" style:family="paragraph" style:parent-style-name="Text_20_body" style:list-style-name="L15">
      <style:text-properties officeooo:rsid="04197898" officeooo:paragraph-rsid="04197898"/>
    </style:style>
    <style:style style:name="P147" style:family="paragraph" style:parent-style-name="Text_20_body" style:list-style-name="L16">
      <style:text-properties officeooo:rsid="04197898" officeooo:paragraph-rsid="04197898"/>
    </style:style>
    <style:style style:name="P148" style:family="paragraph" style:parent-style-name="Text_20_body" style:list-style-name="L15">
      <style:text-properties officeooo:rsid="041ab126" officeooo:paragraph-rsid="041ab126"/>
    </style:style>
    <style:style style:name="P149" style:family="paragraph" style:parent-style-name="Text_20_body" style:list-style-name="L18">
      <style:text-properties officeooo:rsid="016f9575" officeooo:paragraph-rsid="017e1ebe"/>
    </style:style>
    <style:style style:name="P150" style:family="paragraph" style:parent-style-name="Text_20_body" style:list-style-name="L18">
      <style:text-properties officeooo:rsid="016f9575" officeooo:paragraph-rsid="018eb969"/>
    </style:style>
    <style:style style:name="P151" style:family="paragraph" style:parent-style-name="Text_20_body" style:list-style-name="L18">
      <style:text-properties officeooo:rsid="017e1ebe" officeooo:paragraph-rsid="018eb969"/>
    </style:style>
    <style:style style:name="P152" style:family="paragraph" style:parent-style-name="Text_20_body" style:list-style-name="L18">
      <style:text-properties officeooo:rsid="01826807" officeooo:paragraph-rsid="01826807"/>
    </style:style>
    <style:style style:name="P153" style:family="paragraph" style:parent-style-name="Text_20_body" style:list-style-name="L18">
      <style:text-properties officeooo:rsid="017f737c" officeooo:paragraph-rsid="017f737c"/>
    </style:style>
    <style:style style:name="P154" style:family="paragraph" style:parent-style-name="Text_20_body" style:list-style-name="L18">
      <style:text-properties officeooo:rsid="017ff7c0" officeooo:paragraph-rsid="017ff7c0"/>
    </style:style>
    <style:style style:name="P155" style:family="paragraph" style:parent-style-name="Text_20_body">
      <style:text-properties officeooo:rsid="034ac030" officeooo:paragraph-rsid="03a8dbbe"/>
    </style:style>
    <style:style style:name="P156" style:family="paragraph" style:parent-style-name="Text_20_body">
      <style:text-properties officeooo:rsid="02c6c633" officeooo:paragraph-rsid="02c6c633"/>
    </style:style>
    <style:style style:name="P157" style:family="paragraph" style:parent-style-name="Text_20_body">
      <style:text-properties officeooo:rsid="02d0c423" officeooo:paragraph-rsid="02d0c423"/>
    </style:style>
    <style:style style:name="P158" style:family="paragraph" style:parent-style-name="Text_20_body">
      <style:text-properties officeooo:rsid="02d5c322" officeooo:paragraph-rsid="02d5c322"/>
    </style:style>
    <style:style style:name="P159" style:family="paragraph" style:parent-style-name="Text_20_body">
      <style:text-properties officeooo:rsid="02d802d1" officeooo:paragraph-rsid="02d802d1"/>
    </style:style>
    <style:style style:name="P160" style:family="paragraph" style:parent-style-name="Text_20_body">
      <style:text-properties fo:font-weight="bold" officeooo:rsid="02d802d1" officeooo:paragraph-rsid="02d802d1" style:font-weight-asian="bold" style:font-weight-complex="bold"/>
    </style:style>
    <style:style style:name="P161" style:family="paragraph" style:parent-style-name="Text_20_body">
      <style:text-properties officeooo:rsid="02dc17bd" officeooo:paragraph-rsid="02dc17bd"/>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style:font-name="Consolas" fo:font-size="8.5pt" fo:font-weight="normal" style:font-size-asian="8.5pt" style:font-weight-asian="normal" style:font-size-complex="8.5pt" style:font-weight-complex="normal"/>
    </style:style>
    <style:style style:name="T49" style:family="text">
      <style:text-properties officeooo:rsid="03cda9c5"/>
    </style:style>
    <style:style style:name="T50" style:family="text">
      <style:text-properties officeooo:rsid="03d0c556"/>
    </style:style>
    <style:style style:name="T51" style:family="text">
      <style:text-properties officeooo:rsid="03dec9a2"/>
    </style:style>
    <style:style style:name="T52" style:family="text">
      <style:text-properties officeooo:rsid="03e1048c"/>
    </style:style>
    <style:style style:name="T53" style:family="text">
      <style:text-properties officeooo:rsid="03e43157"/>
    </style:style>
    <style:style style:name="T54" style:family="text">
      <style:text-properties officeooo:rsid="03e620f2"/>
    </style:style>
    <style:style style:name="T55" style:family="text">
      <style:text-properties officeooo:rsid="03ea5baf"/>
    </style:style>
    <style:style style:name="T56" style:family="text">
      <style:text-properties officeooo:rsid="040046ee"/>
    </style:style>
    <style:style style:name="T57" style:family="text">
      <style:text-properties officeooo:rsid="0408617c"/>
    </style:style>
    <style:style style:name="T58" style:family="text">
      <style:text-properties officeooo:rsid="040a2779"/>
    </style:style>
    <style:style style:name="T59" style:family="text">
      <style:text-properties officeooo:rsid="040a5169"/>
    </style:style>
    <style:style style:name="T60" style:family="text">
      <style:text-properties officeooo:rsid="040fb966"/>
    </style:style>
    <style:style style:name="T61" style:family="text">
      <style:text-properties officeooo:rsid="04114865"/>
    </style:style>
    <style:style style:name="T62" style:family="text">
      <style:text-properties officeooo:rsid="0412d816"/>
    </style:style>
    <style:style style:name="T63" style:family="text">
      <style:text-properties officeooo:rsid="041315cc"/>
    </style:style>
    <style:style style:name="T64" style:family="text">
      <style:text-properties officeooo:rsid="0414bfc6"/>
    </style:style>
    <style:style style:name="T65" style:family="text">
      <style:text-properties officeooo:rsid="041ca70f"/>
    </style:style>
    <style:style style:name="T66" style:family="text">
      <style:text-properties officeooo:rsid="04281ab9"/>
    </style:style>
    <style:style style:name="T67" style:family="text">
      <style:text-properties officeooo:rsid="042a308d"/>
    </style:style>
    <style:style style:name="T68" style:family="text">
      <style:text-properties officeooo:rsid="043d2d9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3417456" text:id="ct113417456">
          <text:deletion>
            <office:change-info>
              <dc:creator>Unbekannter Autor</dc:creator>
              <dc:date>2017-11-13T22:19:33</dc:date>
            </office:change-info>
            <text:p text:style-name="Illustration"><text:span text:style-name="T1">Abbildung </text:span><text:span text:style-name="T1"><text:sequence text:ref-name="refIllustration26" text:name="Illustration" text:formula="ooow:Illustration+1" style:num-format="1">1</text:sequence></text:span><text:span text:style-name="T1">: prachenauswahl in der Gruppe</text:span></text:p>
          </text:deletion>
        </text:changed-region>
        <text:changed-region xml:id="ct113417232" text:id="ct113417232">
          <text:deletion>
            <office:change-info>
              <dc:creator>Unbekannter Autor</dc:creator>
              <dc:date>2017-06-11T21:33:00</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Schnipsel Code</text:span></text:p>
          </text:deletion>
        </text:changed-region>
        <text:changed-region xml:id="ct113417008" text:id="ct113417008">
          <text:deletion>
            <office:change-info>
              <dc:creator>Unbekannter Autor</dc:creator>
              <dc:date>2017-11-13T22:21:44</dc:date>
            </office:change-info>
            <text:p text:style-name="Illustration"><text:span text:style-name="T1"><text:line-break/>Abbildung </text:span><text:span text:style-name="T1"><text:sequence text:ref-name="refIllustration28" text:name="Illustration" text:formula="ooow:Illustration+1" style:num-format="1">1</text:sequence></text:span><text:span text:style-name="T1">: Schnipsel Code</text:span></text:p>
          </text:deletion>
        </text:changed-region>
        <text:changed-region xml:id="ct109324352" text:id="ct109324352">
          <text:deletion>
            <office:change-info>
              <dc:creator>Unbekannter Autor</dc:creator>
              <dc:date>2017-06-11T21:35:00</dc:date>
            </office:change-info>
            <text:p text:style-name="Illustration"><text:span text:style-name="T1"><text:line-break/>Abbildung</text:span></text:p>
          </text:deletion>
        </text:changed-region>
        <text:changed-region xml:id="ct109929120" text:id="ct109929120">
          <text:deletion>
            <office:change-info>
              <dc:creator>Unbekannter Autor</dc:creator>
              <dc:date>2017-11-13T22:22:34</dc:date>
            </office:change-info>
            <text:p text:style-name="Illustration"><text:span text:style-name="T1"><text:s/></text:span></text:p>
          </text:deletion>
        </text:changed-region>
        <text:changed-region xml:id="ct109929344" text:id="ct109929344">
          <text:deletion>
            <office:change-info>
              <dc:creator>Unbekannter Autor</dc:creator>
              <dc:date>2017-06-11T21:34:00</dc:date>
            </office:change-info>
            <text:p text:style-name="Illustration"><text:span text:style-name="T1"><text:sequence text:ref-name="refIllustration29" text:name="Illustration" text:formula="ooow:Illustration+1" style:num-format="1">3</text:sequence></text:span><text:span text:style-name="T1">: Textfeld zur Filterung von HTML-Tags</text:span></text:p>
          </text:deletion>
        </text:changed-region>
        <text:changed-region xml:id="ct109929568" text:id="ct109929568">
          <text:deletion>
            <office:change-info>
              <dc:creator>Unbekannter Autor</dc:creator>
              <dc:date>2017-11-13T22:20:19</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Textfeld zur Filterung von HTML-Tags</text:span></text:p>
          </text:deletion>
        </text:changed-region>
        <text:changed-region xml:id="ct109929792" text:id="ct109929792">
          <text:deletion>
            <office:change-info>
              <dc:creator>Unbekannter Autor</dc:creator>
              <dc:date>2017-11-13T22:19:03</dc:date>
            </office:change-info>
            <text:p text:style-name="Illustration"><text:span text:style-name="T1"><text:line-break/>Abbildung </text:span><text:span text:style-name="T1"><text:sequence text:ref-name="refIllustration31" text:name="Illustration" text:formula="ooow:Illustration+1" style:num-format="1">5</text:sequence></text:span><text:span text:style-name="T1">: Gruppenfilter</text:span></text:p>
          </text:deletion>
        </text:changed-region>
        <text:changed-region xml:id="ct109930016" text:id="ct109930016">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09930240" text:id="ct109930240">
          <text:deletion>
            <office:change-info>
              <dc:creator>Unbekannter Autor</dc:creator>
              <dc:date>2017-11-13T22:22:57</dc:date>
            </office:change-info>
            <text:p text:style-name="Illustration"><text:span text:style-name="T1"><text:line-break/>Abbildung </text:span><text:span text:style-name="T1"><text:sequence text:ref-name="refIllustration35" text:name="Illustration" text:formula="ooow:Illustration+1" style:num-format="1">2</text:sequence></text:span><text:span text:style-name="T1">: Auswahl Link zu Sprache</text:span></text:p>
          </text:deletion>
        </text:changed-region>
        <text:changed-region xml:id="ct109928224" text:id="ct109928224">
          <text:deletion>
            <office:change-info>
              <dc:creator>Unbekannter Autor</dc:creator>
              <dc:date>2017-05-28T23:20:00</dc:date>
            </office:change-info>
            <text:p text:style-name="Illustration"><text:span text:style-name="T1"><text:line-break/>Abbildung </text:span><text:span text:style-name="T1"><text:sequence text:ref-name="refIllustration36" text:name="Illustration" text:formula="ooow:Illustration+1" style:num-format="1">8</text:sequence></text:span><text:span text:style-name="T1">: Neue Option "Kyrillische Schriftzeichen verbieten" hinzugefügt</text:span></text:p>
          </text:deletion>
        </text:changed-region>
        <text:changed-region xml:id="ct110423776" text:id="ct110423776">
          <text:deletion>
            <office:change-info>
              <dc:creator>Unbekannter Autor</dc:creator>
              <dc:date>2017-05-28T23:21:00</dc:date>
            </office:change-info>
            <text:p text:style-name="Illustration"><text:span text:style-name="T1">Abbildung </text:span><text:span text:style-name="T1"><text:sequence text:ref-name="refIllustration37" text:name="Illustration" text:formula="ooow:Illustration+1" style:num-format="1">6</text:sequence></text:span><text:span text:style-name="T1">: Dialog: Zugriffsbeschränkungen für neue Inhalte<text:line-break/>Abbildung </text:span><text:span text:style-name="T1"><text:sequence text:ref-name="refIllustration38" text:name="Illustration" text:formula="ooow:Illustration+1" style:num-format="1">2</text:sequence></text:span><text:span text:style-name="T1">: Modul "oneclick_upgrade"</text:span></text:p>
          </text:deletion>
        </text:changed-region>
        <text:changed-region xml:id="ct110424000" text:id="ct110424000">
          <text:deletion>
            <office:change-info>
              <dc:creator>Unbekannter Autor</dc:creator>
              <dc:date>2017-06-11T21:35:00</dc:date>
            </office:change-info>
            <text:p text:style-name="Illustration"><text:span text:style-name="T1">Abbildung </text:span><text:span text:style-name="T1"><text:sequence text:ref-name="refIllustration39" text:name="Illustration" text:formula="ooow:Illustration+1" style:num-format="1">1</text:sequence></text:span><text:span text:style-name="T1">: Sprachenauswahl in der Gruppe</text:span></text:p>
          </text:deletion>
        </text:changed-region>
        <text:changed-region xml:id="ct111267104" text:id="ct111267104">
          <text:deletion>
            <office:change-info>
              <dc:creator>Unbekannter Autor</dc:creator>
              <dc:date>2017-11-13T22:24:28</dc:date>
            </office:change-info>
            <text:p text:style-name="P1"><text:span text:style-name="T2">2017.</text:span></text:p>
          </text:deletion>
        </text:changed-region>
        <text:changed-region xml:id="ct111266880" text:id="ct111266880">
          <text:deletion>
            <office:change-info>
              <dc:creator>Unbekannter Autor</dc:creator>
              <dc:date>2017-06-15T18:31:00</dc:date>
            </office:change-info>
            <text:p text:style-name="P1"><text:span text:style-name="T2">3</text:span></text:p>
          </text:deletion>
        </text:changed-region>
        <text:changed-region xml:id="ct111267328" text:id="ct111267328">
          <text:insertion>
            <office:change-info>
              <dc:creator>Unbekannter Autor</dc:creator>
              <dc:date>2017-11-13T22:24:28</dc:date>
            </office:change-info>
          </text:insertion>
        </text:changed-region>
        <text:changed-region xml:id="ct111268672" text:id="ct111268672">
          <text:deletion>
            <office:change-info>
              <dc:creator>Unbekannter Autor</dc:creator>
              <dc:date>2017-11-13T22:24:28</dc:date>
            </office:change-info>
            <text:p text:style-name="P2"><text:span text:style-name="T3">2017.</text:span></text:p>
          </text:deletion>
        </text:changed-region>
        <text:changed-region xml:id="ct111266208" text:id="ct111266208">
          <text:deletion>
            <office:change-info>
              <dc:creator>Unbekannter Autor</dc:creator>
              <dc:date>2017-06-15T18:31:00</dc:date>
            </office:change-info>
            <text:p text:style-name="P2"><text:span text:style-name="T3">3</text:span></text:p>
          </text:deletion>
        </text:changed-region>
        <text:changed-region xml:id="ct111268896" text:id="ct111268896">
          <text:insertion>
            <office:change-info>
              <dc:creator>Unbekannter Autor</dc:creator>
              <dc:date>2017-11-13T22:24:28</dc:date>
            </office:change-info>
          </text:insertion>
        </text:changed-region>
        <text:changed-region xml:id="ct111269120" text:id="ct111269120">
          <text:deletion>
            <office:change-info>
              <dc:creator>Unbekannter Autor</dc:creator>
              <dc:date>2017-06-11T21:15:00</dc:date>
            </office:change-info>
            <text:h text:style-name="P3" text:outline-level="1"/>
            <text:h text:style-name="Heading_20_1" text:outline-level="1"/>
          </text:deletion>
        </text:changed-region>
        <text:changed-region xml:id="ct111269568" text:id="ct111269568">
          <text:insertion>
            <office:change-info>
              <dc:creator>Unbekannter Autor</dc:creator>
              <dc:date>2017-11-13T22:24:42</dc:date>
            </office:change-info>
          </text:insertion>
        </text:changed-region>
        <text:changed-region xml:id="ct111269792" text:id="ct111269792">
          <text:insertion>
            <office:change-info>
              <dc:creator>Unbekannter Autor</dc:creator>
              <dc:date>2017-05-28T23:22:00</dc:date>
            </office:change-info>
          </text:insertion>
        </text:changed-region>
        <text:changed-region xml:id="ct111270016" text:id="ct111270016">
          <text:insertion>
            <office:change-info>
              <dc:creator>Unbekannter Autor</dc:creator>
              <dc:date>2017-05-28T23:22:00</dc:date>
            </office:change-info>
          </text:insertion>
        </text:changed-region>
        <text:changed-region xml:id="ct111270240" text:id="ct111270240">
          <text:insertion>
            <office:change-info>
              <dc:creator>Unbekannter Autor</dc:creator>
              <dc:date>2017-05-28T23:22:00</dc:date>
            </office:change-info>
          </text:insertion>
        </text:changed-region>
        <text:changed-region xml:id="ct111270464" text:id="ct111270464">
          <text:insertion>
            <office:change-info>
              <dc:creator>Unbekannter Autor</dc:creator>
              <dc:date>2017-05-28T23:22:00</dc:date>
            </office:change-info>
          </text:insertion>
        </text:changed-region>
        <text:changed-region xml:id="ct111270688" text:id="ct111270688">
          <text:insertion>
            <office:change-info>
              <dc:creator>Unbekannter Autor</dc:creator>
              <dc:date>2017-08-26T11:44:10</dc:date>
            </office:change-info>
          </text:insertion>
        </text:changed-region>
        <text:changed-region xml:id="ct111271360" text:id="ct111271360">
          <text:insertion>
            <office:change-info>
              <dc:creator>Unbekannter Autor</dc:creator>
              <dc:date>2017-07-16T13:04:10</dc:date>
            </office:change-info>
          </text:insertion>
        </text:changed-region>
        <text:changed-region xml:id="ct111271136" text:id="ct111271136">
          <text:insertion>
            <office:change-info>
              <dc:creator>Unbekannter Autor</dc:creator>
              <dc:date>2017-11-13T22:23:35</dc:date>
            </office:change-info>
          </text:insertion>
        </text:changed-region>
        <text:changed-region xml:id="ct111271584" text:id="ct111271584">
          <text:insertion>
            <office:change-info>
              <dc:creator>Unbekannter Autor</dc:creator>
              <dc:date>2017-06-11T21:07:00</dc:date>
            </office:change-info>
          </text:insertion>
        </text:changed-region>
        <text:changed-region xml:id="ct110427808" text:id="ct110427808">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10429152" text:id="ct110429152">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254_19027378411"/><text:span text:style-name="T4">Die Spalte Gruppe in der Benutzerliste verlinkt nun auf die „Bearbeiten“ Ansicht der Gruppe.</text:span><text:bookmark-end text:name="__RefHeading___Toc2254_19027378411"/></text:p>
          </text:deletion>
        </text:changed-region>
        <text:changed-region xml:id="ct110426688" text:id="ct110426688">
          <text:insertion>
            <office:change-info>
              <dc:creator>Unbekannter Autor</dc:creator>
              <dc:date>2017-07-15T10:23:03</dc:date>
            </office:change-info>
          </text:insertion>
        </text:changed-region>
        <text:changed-region xml:id="ct110425344" text:id="ct110425344">
          <text:deletion>
            <office:change-info>
              <dc:creator>Unbekannter Autor</dc:creator>
              <dc:date>2017-05-28T23:21:00</dc:date>
            </office:change-info>
            <text:h text:style-name="P3" text:outline-level="1">D</text:h>
          </text:deletion>
        </text:changed-region>
        <text:changed-region xml:id="ct110425568" text:id="ct110425568">
          <text:deletion>
            <office:change-info>
              <dc:creator>Unbekannter Autor</dc:creator>
              <dc:date>2017-04-18T21:49:00</dc:date>
            </office:change-info>
            <text:h text:style-name="Heading_20_1" text:outline-level="1"/>
            <text:h text:style-name="Heading_20_1" text:outline-level="1"/>
          </text:deletion>
        </text:changed-region>
        <text:changed-region xml:id="ct110425792" text:id="ct11042579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161_1442703190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161_144270319011"/></text:p>
          </text:deletion>
        </text:changed-region>
        <text:changed-region xml:id="ct110426016" text:id="ct110426016">
          <text:deletion>
            <office:change-info>
              <dc:creator>Unbekannter Autor</dc:creator>
              <dc:date>2017-04-18T21:57:00</dc:date>
            </office:change-info>
            <text:p text:style-name="Text_20_body"/>
            <text:p text:style-name="Text_20_body"/>
          </text:deletion>
        </text:changed-region>
        <text:changed-region xml:id="ct110426464" text:id="ct110426464">
          <text:deletion>
            <office:change-info>
              <dc:creator>Unbekannter Autor</dc:creator>
              <dc:date>2017-05-28T23:20:00</dc:date>
            </office:change-info>
            <text:p text:style-name="Text_20_body"/>
            <text:list xml:id="list1913279911"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30108514"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50972500"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480049686"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0"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10425120" text:id="ct110425120">
          <text:insertion>
            <office:change-info>
              <dc:creator>Unbekannter Autor</dc:creator>
              <dc:date>2017-05-28T23:21:00</dc:date>
            </office:change-info>
          </text:insertion>
        </text:changed-region>
        <text:changed-region xml:id="ct110424896" text:id="ct110424896">
          <text:insertion>
            <office:change-info>
              <dc:creator>Unbekannter Autor</dc:creator>
              <dc:date>2017-06-11T21:36:00</dc:date>
            </office:change-info>
          </text:insertion>
        </text:changed-region>
        <text:changed-region xml:id="ct110424672" text:id="ct11042467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6" draw:name="Bild1" text:anchor-type="paragraph" svg:width="17cm" svg:height="3.507cm" draw:z-index="27"><draw:image xlink:href="Pictures/10000201000002D700000096977E1755E72C248B.png" xlink:type="simple" xlink:show="embed" xlink:actuate="onLoad" loext:mime-type="image/png"/></draw:frame></text:p>
      <text:p text:style-name="P1">Neue Features in UliCMS <text:change text:change-id="ct111267104"/><text:change text:change-id="ct111266880"/><text:change-start text:change-id="ct111267328"/><text:span text:style-name="T44">2018.</text:span><text:change-end text:change-id="ct111267328"/><text:span text:style-name="T45">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5"/>
      <text:p text:style-name="P85"/>
      <text:p text:style-name="P86"><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1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1"><text:a xlink:type="simple" xlink:href="#__RefHeading___Toc467_918909501" text:style-name="Index_20_Link" text:visited-style-name="Index_20_Link">Über dieses Dokument<text:tab/>1</text:a></text:p>
          <text:p text:style-name="P90"><text:a xlink:type="simple" xlink:href="#__RefHeading___Toc481_1318882124" text:style-name="Index_20_Link" text:visited-style-name="Index_20_Link">Zielgruppe<text:tab/>1</text:a></text:p>
          <text:p text:style-name="P91"><text:a xlink:type="simple" xlink:href="#__RefHeading___Toc447_1318882124" text:style-name="Index_20_Link" text:visited-style-name="Index_20_Link">Was ist UliCMS?<text:tab/>1</text:a></text:p>
          <text:p text:style-name="P91"><text:a xlink:type="simple" xlink:href="#__RefHeading___Toc3344_1558993862" text:style-name="Index_20_Link" text:visited-style-name="Index_20_Link">Zusammenfassung der Änderungen<text:tab/>2</text:a></text:p>
          <text:p text:style-name="P90"><text:a xlink:type="simple" xlink:href="#__RefHeading___Toc552_1489461170" text:style-name="Index_20_Link" text:visited-style-name="Index_20_Link">Neue Features<text:tab/>2</text:a></text:p>
          <text:p text:style-name="P90"><text:a xlink:type="simple" xlink:href="#__RefHeading___Toc3403_880955141" text:style-name="Index_20_Link" text:visited-style-name="Index_20_Link">Neue API-Funktionen<text:tab/>3</text:a></text:p>
          <text:p text:style-name="P90"><text:a xlink:type="simple" xlink:href="#__RefHeading___Toc3405_880955141" text:style-name="Index_20_Link" text:visited-style-name="Index_20_Link">Neue Filter<text:tab/>4</text:a></text:p>
          <text:p text:style-name="P90"><text:a xlink:type="simple" xlink:href="#__RefHeading___Toc2397_1094775285" text:style-name="Index_20_Link" text:visited-style-name="Index_20_Link">Neue Events<text:tab/>4</text:a></text:p>
          <text:p text:style-name="P90"><text:a xlink:type="simple" xlink:href="#__RefHeading___Toc1889_2572858981" text:style-name="Index_20_Link" text:visited-style-name="Index_20_Link">Sonstige Änderungen &amp; Verbesserungen<text:tab/>4</text:a></text:p>
          <text:p text:style-name="P90"><text:a xlink:type="simple" xlink:href="#__RefHeading___Toc3407_880955141" text:style-name="Index_20_Link" text:visited-style-name="Index_20_Link">Bugfixes<text:tab/>4</text:a></text:p>
          <text:p text:style-name="P89"><text:a xlink:type="simple" xlink:href="#__RefHeading___Toc3409_880955141" text:style-name="Index_20_Link" text:visited-style-name="Index_20_Link">Sicherheit<text:tab/>5</text:a></text:p>
          <text:p text:style-name="P90"><text:a xlink:type="simple" xlink:href="#__RefHeading___Toc3411_880955141" text:style-name="Index_20_Link" text:visited-style-name="Index_20_Link">Entfernte Features<text:tab/>5</text:a></text:p>
          <text:p text:style-name="P91"><text:a xlink:type="simple" xlink:href="#__RefHeading___Toc4661_3330299324" text:style-name="Index_20_Link" text:visited-style-name="Index_20_Link">Detailbeschreibung der neuen Features<text:tab/>6</text:a></text:p>
          <text:p text:style-name="P90"><text:a xlink:type="simple" xlink:href="#__RefHeading___Toc2919_3607389014" text:style-name="Index_20_Link" text:visited-style-name="Index_20_Link">Neues Logo<text:tab/>6</text:a></text:p>
          <text:p text:style-name="P90"><text:a xlink:type="simple" xlink:href="#__RefHeading___Toc3413_880955141" text:style-name="Index_20_Link" text:visited-style-name="Index_20_Link">Usability-Verbesserungen der Seitenverwaltung<text:tab/>6</text:a></text:p>
          <text:p text:style-name="P90"><text:a xlink:type="simple" xlink:href="#__RefHeading___Toc3754_880955141" text:style-name="Index_20_Link" text:visited-style-name="Index_20_Link">Neue Datenschutz Features<text:tab/>8</text:a></text:p>
          <text:p text:style-name="P89"><text:a xlink:type="simple" xlink:href="#__RefHeading___Toc2921_3607389014" text:style-name="Index_20_Link" text:visited-style-name="Index_20_Link">Datenschutz-Einstellungen<text:tab/>8</text:a></text:p>
          <text:p text:style-name="P92"><text:a xlink:type="simple" xlink:href="#__RefHeading___Toc2923_3607389014" text:style-name="Index_20_Link" text:visited-style-name="Index_20_Link">DSGVO Checkbox Beschriftung bearbeiten<text:tab/>9</text:a></text:p>
          <text:p text:style-name="P92"><text:a xlink:type="simple" xlink:href="#__RefHeading___Toc1892_3513722281" text:style-name="Index_20_Link" text:visited-style-name="Index_20_Link">DSGVO Checkbox in Kontaktformular integrieren<text:tab/>10</text:a></text:p>
          <text:p text:style-name="P92"><text:a xlink:type="simple" xlink:href="#__RefHeading___Toc1894_3513722281" text:style-name="Index_20_Link" text:visited-style-name="Index_20_Link">DSGVO Checkbox in eigene Module integrieren<text:tab/>12</text:a></text:p>
          <text:p text:style-name="P92"><text:a xlink:type="simple" xlink:href="#__RefHeading___Toc2158_825294508" text:style-name="Index_20_Link" text:visited-style-name="Index_20_Link">Option zum "Protokoll" in Datenschutz-Einstellungen verschoben<text:tab/>13</text:a></text:p>
          <text:p text:style-name="P90"><text:a xlink:type="simple" xlink:href="#__RefHeading___Toc2252_1902737841" text:style-name="Index_20_Link" text:visited-style-name="Index_20_Link">E-Mail Modi sind nun aussagekräftiger beschriftet<text:tab/>14</text:a></text:p>
          <text:p text:style-name="P90"><text:a xlink:type="simple" xlink:href="#__RefHeading___Toc4449_3607389014" text:style-name="Index_20_Link" text:visited-style-name="Index_20_Link">Neue CLI-Tools<text:tab/>15</text:a></text:p>
          <text:p text:style-name="P89"><text:a xlink:type="simple" xlink:href="#__RefHeading___Toc3417_880955141" text:style-name="Index_20_Link" text:visited-style-name="Index_20_Link">Wrapper für Kommandozeilen-Scripts hinzugefügt "manage"<text:tab/>15</text:a></text:p>
          <text:p text:style-name="P89"><text:a xlink:type="simple" xlink:href="#__RefHeading___Toc3263_3607389014" text:style-name="Index_20_Link" text:visited-style-name="Index_20_Link">CLI-Tools zur Verwaltung der Settings<text:tab/>15</text:a></text:p>
          <text:p text:style-name="P92"><text:a xlink:type="simple" xlink:href="#__RefHeading___Toc4374_3607389014" text:style-name="Index_20_Link" text:visited-style-name="Index_20_Link">Einstellung abfragen<text:tab/>15</text:a></text:p>
          <text:p text:style-name="P92"><text:a xlink:type="simple" xlink:href="#__RefHeading___Toc4376_3607389014" text:style-name="Index_20_Link" text:visited-style-name="Index_20_Link">Einstellung setzen<text:tab/>15</text:a></text:p>
          <text:p text:style-name="P92"><text:a xlink:type="simple" xlink:href="#__RefHeading___Toc4378_3607389014" text:style-name="Index_20_Link" text:visited-style-name="Index_20_Link">Alle Einstellungen auflisten<text:tab/>16</text:a></text:p>
          <text:p text:style-name="P89"><text:a xlink:type="simple" xlink:href="#__RefHeading___Toc2254_1902737841" text:style-name="Index_20_Link" text:visited-style-name="Index_20_Link">CLI-Tool zur Anwendung von Datenbank-Migrationen<text:tab/>16</text:a></text:p>
          <text:p text:style-name="P89"><text:a xlink:type="simple" xlink:href="#__RefHeading___Toc2228_3698365503" text:style-name="Index_20_Link" text:visited-style-name="Index_20_Link">CLI-Befehl zum Anzeigen von Informationen über eine SimpleInstall Paketdatei<text:tab/>17</text:a></text:p>
          <text:p text:style-name="P90"><text:a xlink:type="simple" xlink:href="#__RefHeading___Toc3423_880955141" text:style-name="Index_20_Link" text:visited-style-name="Index_20_Link">Nutzung von Google Fonts wird eine Datenschutz-Warnung angezeigt<text:tab/>18</text:a></text:p>
          <text:p text:style-name="P90"><text:a xlink:type="simple" xlink:href="#__RefHeading___Toc2078_2517082768" text:style-name="Index_20_Link" text:visited-style-name="Index_20_Link">Größenbeschränkung für Logo-Upload entfernt<text:tab/>18</text:a></text:p>
          <text:p text:style-name="P90"><text:a xlink:type="simple" xlink:href="#__RefHeading___Toc3425_880955141" text:style-name="Index_20_Link" text:visited-style-name="Index_20_Link">Das Ersetzen von Shortcodes kann für einzelne Seiten deaktiviert werden<text:tab/>18</text:a></text:p>
          <text:p text:style-name="P90"><text:a xlink:type="simple" xlink:href="#__RefHeading___Toc3306_3513722281" text:style-name="Index_20_Link" text:visited-style-name="Index_20_Link">Aktualisierte Pakete<text:tab/>19</text:a></text:p>
          <text:p text:style-name="P90"><text:a xlink:type="simple" xlink:href="#__RefHeading___Toc3308_3513722281" text:style-name="Index_20_Link" text:visited-style-name="Index_20_Link">Aktualisierte Komponenten<text:tab/>19</text:a></text:p>
          <text:p text:style-name="P90"><text:a xlink:type="simple" xlink:href="#__RefHeading___Toc2359_771205235" text:style-name="Index_20_Link" text:visited-style-name="Index_20_Link">Neue Direktive "disable_functions" für Theme-Metadaten eingeführt<text:tab/>20</text:a></text:p>
          <text:p text:style-name="P90"><text:a xlink:type="simple" xlink:href="#__RefHeading___Toc2159_1442703190" text:style-name="Index_20_Link" text:visited-style-name="Index_20_Link">Audit Log<text:tab/>20</text:a></text:p>
          <text:p text:style-name="P91"><text:a xlink:type="simple" xlink:href="#__RefHeading___Toc2256_1902737841" text:style-name="Index_20_Link" text:visited-style-name="Index_20_Link">Durchführung der Installation<text:tab/>21</text:a></text:p>
          <text:p text:style-name="P91"><text:a xlink:type="simple" xlink:href="#__RefHeading___Toc6932_1558993862" text:style-name="Index_20_Link" text:visited-style-name="Index_20_Link">Durchführung eines Upgrades<text:tab/>21</text:a></text:p>
          <text:p text:style-name="P91"><text:a xlink:type="simple" xlink:href="#__RefHeading___Toc734_1061336504" text:style-name="Index_20_Link" text:visited-style-name="Index_20_Link">Benötigen Sie Hilfe?<text:tab/>23</text:a></text:p>
          <text:p text:style-name="P91"><text:a xlink:type="simple" xlink:href="#__RefHeading___Toc978_1474200080" text:style-name="Index_20_Link" text:visited-style-name="Index_20_Link">Abbildungsverzeichnis<text:tab/>23</text:a></text:p>
        </text:index-body>
      </text:table-of-content>
      <text:p text:style-name="P37"/>
      <text:h text:style-name="P103" text:outline-level="1"><text:bookmark-start text:name="__RefHeading___Toc467_918909501"/>Über dieses Dokument<text:bookmark-end text:name="__RefHeading___Toc467_918909501"/></text:h>
      <text:p text:style-name="P2">Dieses Dokument beschreibt die neuen Features in UliCMS <text:change text:change-id="ct111268672"/><text:change text:change-id="ct111266208"/><text:change-start text:change-id="ct111268896"/><text:span text:style-name="T3">2018.</text:span><text:change-end text:change-id="ct111268896"/><text:span text:style-name="T3">4.</text:span></text:p>
      <text:h text:style-name="P107" text:outline-level="2"><text:bookmark-start text:name="__RefHeading___Toc481_1318882124"/>Zielgruppe<text:bookmark-end text:name="__RefHeading___Toc481_1318882124"/></text:h>
      <text:p text:style-name="P4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1269120"/>Zusammenfassung der Änderungen<text:bookmark-end text:name="__RefHeading___Toc3344_1558993862"/></text:h>
      <text:h text:style-name="P106" text:outline-level="2"><text:bookmark-start text:name="__RefHeading___Toc552_1489461170"/>Neue Features<text:bookmark-end text:name="__RefHeading___Toc552_1489461170"/><text:change-start text:change-id="ct111269568"/></text:h>
      <text:list xml:id="list2317966020" text:style-name="L5">
        <text:list-item>
          <text:p text:style-name="P94"><text:change-end text:change-id="ct111269568"/>CLI-Tools zur Verwaltung der Settings</text:p>
        </text:list-item>
        <text:list-item>
          <text:p text:style-name="P94">CLI-Tool zur Anwendung von Datenbank-Migrationen</text:p>
        </text:list-item>
        <text:list-item>
          <text:p text:style-name="P93">Bei Nutzung von Google Fonts wird eine Datenschutz-Warnung angezeigt</text:p>
        </text:list-item>
        <text:list-item>
          <text:p text:style-name="P93">Das Ersetzen von Shortcodes kann für einzelne Seiten deaktiviert werden</text:p>
        </text:list-item>
        <text:list-item>
          <text:p text:style-name="P93">Neues Logo</text:p>
        </text:list-item>
        <text:list-item>
          <text:p text:style-name="P93">"Filter zurücksetzen" Button hinzugefügt</text:p>
        </text:list-item>
        <text:list-item>
          <text:p text:style-name="P93">Sichere Redirects</text:p>
        </text:list-item>
        <text:list-item>
          <text:p text:style-name="P93">Datenschutz-Einstellungen hinzugefügt</text:p>
        </text:list-item>
        <text:list-item>
          <text:p text:style-name="P93">Strict Mode zum DBMigrator hinzugefügt</text:p>
        </text:list-item>
        <text:list-item>
          <text:p text:style-name="P93">Performance der "Pakete" Seite im Backend verbessert</text:p>
        </text:list-item>
        <text:list-item>
          <text:p text:style-name="P93">Neue Option "fix_log_permissions"<text:change-start text:change-id="ct111269792"/></text:p>
        </text:list-item>
        <text:list-item>
          <text:p text:style-name="P93"><text:change-end text:change-id="ct111269792"/>CKEditor 4 auf Version 4.9.2 aktualisiert</text:p>
        </text:list-item>
        <text:list-item>
          <text:p text:style-name="P93">CKEditor 4 Plugin "Form Field Label" integriert</text:p>
        </text:list-item>
        <text:list-item>
          <text:p text:style-name="P93">Einstellungen: E-Mail Modi sind nun aussagekräftiger beschriftet</text:p>
        </text:list-item>
        <text:list-item>
          <text:p text:style-name="P93">Einstellungen: Größenbeschränkung für Logo-Upload entfernt</text:p>
        </text:list-item>
        <text:list-item>
          <text:p text:style-name="P93">Performance-Optimierung der Datenbank durchgeführt</text:p>
        </text:list-item>
        <text:list-item>
          <text:p text:style-name="P93"><text:bookmark-start text:name="__RefHeading___Toc3361_880955141"/>DBMigrator hat nun Support für Multi-Query<text:bookmark-end text:name="__RefHeading___Toc3361_880955141"/></text:p>
        </text:list-item>
        <text:list-item>
          <text:p text:style-name="P93"><text:bookmark-start text:name="__RefHeading___Toc3363_880955141"/>Mobile_Detect aktualisiert auf Version 2.8.32<text:bookmark-end text:name="__RefHeading___Toc3363_880955141"/></text:p>
        </text:list-item>
        <text:list-item>
          <text:p text:style-name="P93"><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93"><text:bookmark-start text:name="__RefHeading___Toc3367_880955141"/>Option zum "Protokoll" in Datenschutz-Einstellungen verschoben<text:bookmark-end text:name="__RefHeading___Toc3367_880955141"/></text:p>
        </text:list-item>
        <text:list-item>
          <text:p text:style-name="P93"><text:bookmark-start text:name="__RefHeading___Toc3369_880955141"/>Neue Option "preload_all_settings"<text:bookmark-end text:name="__RefHeading___Toc3369_880955141"/></text:p>
        </text:list-item>
        <text:list-item>
          <text:p text:style-name="P93"><text:bookmark-start text:name="__RefHeading___Toc3371_880955141"/>Diverse Performance-Verbesserungen<text:bookmark-end text:name="__RefHeading___Toc3371_880955141"/></text:p>
        </text:list-item>
        <text:list-item>
          <text:p text:style-name="P93"><text:bookmark-start text:name="__RefHeading___Toc3373_880955141"/>Bei einer AccessDeniedException wird HTTP-Status 403 Forbidden statt 500 Internal Server Error zurück gegeben<text:bookmark-end text:name="__RefHeading___Toc3373_880955141"/></text:p>
        </text:list-item>
        <text:list-item>
          <text:p text:style-name="P93"><text:bookmark-start text:name="__RefHeading___Toc3375_880955141"/>Audit Log<text:bookmark-end text:name="__RefHeading___Toc3375_880955141"/></text:p>
        </text:list-item>
        <text:list-item>
          <text:p text:style-name="P93"><text:bookmark-start text:name="__RefHeading___Toc3377_880955141"/>Es kann nun auf User-Ebene eingestellt werden, ob Positionen in Menüs angezeigt werden sollen<text:bookmark-end text:name="__RefHeading___Toc3377_880955141"/></text:p>
        </text:list-item>
        <text:list-item>
          <text:p text:style-name="P93"><text:bookmark-start text:name="__RefHeading___Toc3379_880955141"/>Neue Direktive "disable_functions" für Theme-Metadaten eingeführt<text:bookmark-end text:name="__RefHeading___Toc3379_880955141"/></text:p>
        </text:list-item>
        <text:list-item>
          <text:p text:style-name="P93"><text:bookmark-start text:name="__RefHeading___Toc3381_880955141"/>Seitenverwaltung: Filter können ein- und ausgeblendet werden<text:bookmark-end text:name="__RefHeading___Toc3381_880955141"/></text:p>
        </text:list-item>
        <text:list-item>
          <text:p text:style-name="P93"><text:bookmark-start text:name="__RefHeading___Toc3383_880955141"/>Bei JSTranslation kann nun der Name des Javascript-Objekts festgelegt werden<text:bookmark-end text:name="__RefHeading___Toc3383_880955141"/></text:p>
        </text:list-item>
        <text:list-item>
          <text:p text:style-name="P93"><text:bookmark-start text:name="__RefHeading___Toc3385_880955141"/>ModelBinder<text:bookmark-end text:name="__RefHeading___Toc3385_880955141"/></text:p>
        </text:list-item>
        <text:list-item>
          <text:p text:style-name="P93"><text:bookmark-start text:name="__RefHeading___Toc3387_880955141"/>Wrapper für Kommandozeilen-Scripts hinzugefügt "manage"<text:bookmark-end text:name="__RefHeading___Toc3387_880955141"/></text:p>
        </text:list-item>
        <text:list-item>
          <text:p text:style-name="P93"><text:bookmark-start text:name="__RefHeading___Toc3389_880955141"/>Neues CLI-Script "settings_list.php"<text:bookmark-end text:name="__RefHeading___Toc3389_880955141"/></text:p>
        </text:list-item>
        <text:list-item>
          <text:p text:style-name="P93"><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93"><text:bookmark-start text:name="__RefHeading___Toc3393_880955141"/>Pakete können nun eine bestimmte PHP-Version bei der Installation vorausetzen<text:bookmark-end text:name="__RefHeading___Toc3393_880955141"/></text:p>
        </text:list-item>
        <text:list-item>
          <text:p text:style-name="P93"><text:bookmark-start text:name="__RefHeading___Toc3395_880955141"/>Pakete können nun vorausetzen, dass bestimmte PHP-Erweiterungen installiert sein müssen<text:bookmark-end text:name="__RefHeading___Toc3395_880955141"/></text:p>
        </text:list-item>
        <text:list-item>
          <text:p text:style-name="P93"><text:bookmark-start text:name="__RefHeading___Toc3397_880955141"/>Pakete können nun eine bestimmte MySQL-Version bei der Installation vorausetzen<text:bookmark-end text:name="__RefHeading___Toc3397_880955141"/></text:p>
        </text:list-item>
        <text:list-item>
          <text:p text:style-name="P93"><text:bookmark-start text:name="__RefHeading___Toc3399_880955141"/>Slicknav Paket aktualisiert auf Version 1.0.10<text:bookmark-end text:name="__RefHeading___Toc3399_880955141"/></text:p>
        </text:list-item>
        <text:list-item>
          <text:p text:style-name="P93"><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11270016"/>Neue API-Funktionen<text:bookmark-end text:name="__RefHeading___Toc3403_880955141"/><text:change-end text:change-id="ct111270016"/></text:h>
      <text:list xml:id="list2999845681" text:style-name="L6">
        <text:list-item>
          <text:p text:style-name="P126">Response::redirect($url = "http://www.ulicms.de", $status = 302)</text:p>
        </text:list-item>
        <text:list-item>
          <text:p text:style-name="P126">Response::javascriptRedirect($url = "http://www.ulicms.de")</text:p>
        </text:list-item>
        <text:list-item>
          <text:p text:style-name="P141"><text:span text:style-name="T33">R</text:span><text:span text:style-name="T11">esponse::safeRedirect($url, $status = 302, $safeHosts = null)</text:span></text:p>
        </text:list-item>
        <text:list-item>
          <text:p text:style-name="P127">Response::getStatusCodeByNumber($nr)</text:p>
        </text:list-item>
        <text:list-item>
          <text:p text:style-name="P127">Response::sendStatusHeader($nr)</text:p>
        </text:list-item>
        <text:list-item>
          <text:p text:style-name="P126">Neue Klasse PrivacyCheckbox zur Anzeige einer DSGVO Checkbox</text:p>
        </text:list-item>
        <text:list-item>
          <text:p text:style-name="P126">UliCMS\HTML\text($str);</text:p>
        </text:list-item>
        <text:list-item>
          <text:p text:style-name="P126">DBMigrator-&gt;enableStrictMode()</text:p>
        </text:list-item>
        <text:list-item>
          <text:p text:style-name="P128">DBMigrator-&gt;disableStrictMode()</text:p>
        </text:list-item>
        <text:list-item>
          <text:p text:style-name="P128">Database::multiQuery($sql, $replacePrefix = false)</text:p>
        </text:list-item>
        <text:list-item>
          <text:p text:style-name="P126">SQLException</text:p>
        </text:list-item>
        <text:list-item>
          <text:p text:style-name="P126">ExceptionResult($message, $status = 500)</text:p>
        </text:list-item>
        <text:list-item>
          <text:p text:style-name="P126">UrlHelper::getUrlWithoutGetParameters($url)</text:p>
        </text:list-item>
        <text:list-item>
          <text:p text:style-name="P126">myEach(&amp;$arr)</text:p>
        </text:list-item>
        <text:list-item>
          <text:p text:style-name="P126">Javascript-Mechanismus um eine "Alle auswählen" Checkbox zu implementieren</text:p>
        </text:list-item>
        <text:list-item>
          <text:p text:style-name="P126">do_event()</text:p>
        </text:list-item>
        <text:list-item>
          <text:p text:style-name="P126">add_hook() ist nun deprecated</text:p>
        </text:list-item>
        <text:list-item>
          <text:p text:style-name="P126">Der Konstruktur von JSTranslation nimmt nun ein Array als optionalen Parameter an </text:p>
        </text:list-item>
        <text:list-item>
          <text:p text:style-name="P126">Template::renderPartial($template, $theme = null)</text:p>
        </text:list-item>
        <text:list-item>
          <text:p text:style-name="P126">CustomFields::getAll($id = null)</text:p>
        </text:list-item>
        <text:list-item>
          <text:p text:style-name="P126">remove_prefix($text, $prefix)</text:p>
        </text:list-item>
        <text:list-item>
          <text:p text:style-name="P126">is_home()</text:p>
        </text:list-item>
        <text:list-item>
          <text:p text:style-name="P126">var_dump_str()</text:p>
        </text:list-item>
        <text:list-item>
          <text:p text:style-name="P126">is_numeric_array($var)</text:p>
        </text:list-item>
        <text:list-item>
          <text:p text:style-name="P129">var_is_type($var, $type, $required = false)</text:p>
        </text:list-item>
      </text:list>
      <text:h text:style-name="P108" text:outline-level="2"/>
      <text:h text:style-name="P20" text:outline-level="2"><text:bookmark-start text:name="__RefHeading___Toc3405_880955141"/>Neue Filter<text:bookmark-end text:name="__RefHeading___Toc3405_880955141"/></text:h>
      <text:list xml:id="list2912915284" text:style-name="L7">
        <text:list-item>
          <text:p text:style-name="P95">font_sizes<text:change-start text:change-id="ct111270240"/></text:p>
        </text:list-item>
      </text:list>
      <text:h text:style-name="Heading_20_2" text:outline-level="2"><text:bookmark-start text:name="__RefHeading___Toc2397_1094775285"/>Neue <text:change-end text:change-id="ct111270240"/><text:span text:style-name="T46">Events</text:span><text:bookmark-end text:name="__RefHeading___Toc2397_1094775285"/></text:h>
      <text:list xml:id="list310764729" text:style-name="L8">
        <text:list-item>
          <text:p text:style-name="P123">backend_footer<text:change-start text:change-id="ct111270464"/></text:p>
        </text:list-item>
      </text:list>
      <text:h text:style-name="Heading_20_2" text:outline-level="2"><text:bookmark-start text:name="__RefHeading___Toc1889_2572858981"/><text:span text:style-name="T29">S</text:span><text:span text:style-name="T11">onstige Änderungen</text:span><text:change-end text:change-id="ct111270464"/><text:span text:style-name="T11"> </text:span><text:span text:style-name="T36">&amp; Verbesserungen</text:span><text:bookmark-end text:name="__RefHeading___Toc1889_2572858981"/></text:h>
      <text:list xml:id="list3956324899" text:style-name="L9">
        <text:list-item>
          <text:p text:style-name="P130">Logdateien haben nun .log als Dateiendung</text:p>
        </text:list-item>
        <text:list-item>
          <text:p text:style-name="P130">Keine Aufklapp-Animationen mehr, wenn man eine Seite zur Bearbeitung öffnet</text:p>
        </text:list-item>
        <text:list-item>
          <text:p text:style-name="P130">Seitenverwaltung: Selten genutze Optionen im Tab "Sonstiges" zusammengefasst, Klonen-Funktion ist vorerst deaktiviert.</text:p>
        </text:list-item>
        <text:list-item>
          <text:p text:style-name="P130">Seitenverwaltung: Weitere Usability Verbesserungen</text:p>
        </text:list-item>
        <text:list-item>
          <text:p text:style-name="P131">JSON-Serialisierungen werden vom System nun mit JSON_PRETTY_PRINT generiert</text:p>
        </text:list-item>
      </text:list>
      <text:h text:style-name="P109" text:outline-level="2"><text:bookmark-start text:name="__RefHeading___Toc3407_880955141"/><text:change-start text:change-id="ct111270688"/>Bugfixes<text:bookmark-end text:name="__RefHeading___Toc3407_880955141"/><text:change-end text:change-id="ct111270688"/></text:h>
      <text:list xml:id="list3114504650" text:style-name="L10">
        <text:list-item>
          <text:p text:style-name="P132">Wenn einer Gruppe mehrere Sprachen zugewiesen sind, werden die Seiten nun korrekt gefiltert</text:p>
        </text:list-item>
        <text:list-item>
          <text:p text:style-name="P132">Wenn cron.php direkt aufgerufen wird, wird nun eine Sprachdatei geladen</text:p>
        </text:list-item>
        <text:list-item>
          <text:p text:style-name="P132">Das Feld "Verschlüsselung" in den Einstellungen zum E-Mail Versand verliert nicht mehr seine Auswahl</text:p>
        </text:list-item>
        <text:list-item>
          <text:p text:style-name="P132">Spamfilter: Auto-Completion für das Honeypot-Feld deaktiviert.</text:p>
        </text:list-item>
        <text:list-item>
          <text:p text:style-name="P132">Typ des Felds in "url" geändert, damit mehr bösärtige Bots in die Falle tappen.</text:p>
        </text:list-item>
        <text:list-item>
          <text:p text:style-name="P142"><text:span text:style-name="T31">sql_log: bei Nutzung von Prepared Statements wird die </text:span><text:span text:style-name="T37">Q</text:span><text:span text:style-name="T31">uery nicht mehr doppelt geloggt</text:span></text:p>
        </text:list-item>
        <text:list-item>
          <text:p text:style-name="P132">Command Line Scripts funktionieren nun auch wenn die php executable unter einem anderen Pfad als /usr/bin/php liegt</text:p>
        </text:list-item>
        <text:list-item>
          <text:p text:style-name="P132">title() und headline() kodieren HTML-Entites nicht mehr doppelt</text:p>
        </text:list-item>
        <text:list-item>
          <text:p text:style-name="P132">Bei Dateiuploads per Drag and Drop werden nun keine Duplikate mehr erzeugt.</text:p>
        </text:list-item>
        <text:list-item>
          <text:p text:style-name="P132">Deprecation Warning bei Upload einer Datei unter PHP 7.2 behoben</text:p>
        </text:list-item>
        <text:list-item>
          <text:p text:style-name="P132">Das aufklappen von Feldern bei AUswahl eines Inhaltstyps funktioniert nun wieder</text:p>
        </text:list-item>
        <text:list-item>
          <text:p text:style-name="P132">Einige potentielle Caching-Probleme durch Anhängen eines Timestamps behoben</text:p>
        </text:list-item>
        <text:list-item>
          <text:p text:style-name="P132">Wenn ein Inhaltstyp vom Typ "Link" oder "Knotenpunkt" in einen anderen Typ geändert wird, wird nun das Menü korrekt aktualisiert</text:p>
        </text:list-item>
        <text:list-item>
          <text:p text:style-name="P142"><text:span text:style-name="T35">I</text:span><text:span text:style-name="T31">n CustomFields vom Typ Nummer können nun auch </text:span><text:span text:style-name="T38">Kommazahlen</text:span><text:span text:style-name="T31"> eingegeben werden.</text:span></text:p>
        </text:list-item>
        <text:list-item>
          <text:p text:style-name="P132"><text:soft-page-break/>Überschriften in die erlaubten HTML-Tags aufgenommen</text:p>
        </text:list-item>
        <text:list-item>
          <text:p text:style-name="P132">Potentielle Sicherheitslücke in file_get_contents_wrapper behoben</text:p>
        </text:list-item>
        <text:list-item>
          <text:p text:style-name="P132">Speichern einer Liste schlug fehl (SQL-Fehler), wenn man bei "Eigenschaften der Liste" als Sprache "Alle" ausgewählt hat.</text:p>
        </text:list-item>
        <text:list-item>
          <text:p text:style-name="P132">Erst CKEditor und dann die weiteren scripts einbinden, da es bei CodeMirror auf mobilen Geräten zu Konflikten mit dem CKEditor kam</text:p>
        </text:list-item>
        <text:list-item>
          <text:p text:style-name="P132">Wenn man über PHPMailer eine Mail versendet und im Content-Type ein Charset angibt, wird die Mail nun nicht mehr als Plain Text Mail versandt</text:p>
        </text:list-item>
        <text:list-item>
          <text:p text:style-name="P132">Fehler beim Ausführen der Migrations "Commands out of sync; you can't run this command now"</text:p>
        </text:list-item>
        <text:list-item>
          <text:p text:style-name="P133">Versionsnummern von Themes werden nun wieder angezeigt</text:p>
        </text:list-item>
        <text:list-item>
          <text:p text:style-name="P133">Einige Meldungen Confirm-Dialogen sind nun per Sprachdatei lokalisiert</text:p>
        </text:list-item>
        <text:list-item>
          <text:p text:style-name="P133">Beim Generieren der SEO-URL aus dem Titel wird nun "/" durch Unterstrich ersetzt</text:p>
        </text:list-item>
        <text:list-item>
          <text:p text:style-name="P133">Inhaltstyp "Link zu Sprache" funktioniert wieder</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220136187617213" text:continue-numbering="true" text:style-name="L10">
        <text:list-item>
          <text:p text:style-name="P142"><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11271360"/>Entfernte Features<text:bookmark-end text:name="__RefHeading___Toc3411_880955141"/><text:change-end text:change-id="ct111271360"/></text:h>
      <text:list xml:id="list2638386551" text:style-name="L11">
        <text:list-item>
          <text:p text:style-name="P143">Option "HTML-Datei als Inhalt" entfernt<text:change-start text:change-id="ct111271136"/></text:p>
        </text:list-item>
      </text:list>
      <text:h text:style-name="P99" text:outline-level="1"><text:change-end text:change-id="ct111271136"/></text:h>
      <text:h text:style-name="P3" text:outline-level="1"><text:bookmark-start text:name="__RefHeading___Toc4661_3330299324"/><text:change-start text:change-id="ct111271584"/>Detailbeschreibung der neuen Features<text:bookmark-end text:name="__RefHeading___Toc4661_3330299324"/><text:change-end text:change-id="ct111271584"/></text:h>
      <text:h text:style-name="Heading_20_2" text:outline-level="2"><text:bookmark-start text:name="__RefHeading___Toc2919_3607389014"/>Neues Logo<text:bookmark-end text:name="__RefHeading___Toc2919_3607389014"/></text:h>
      <text:p text:style-name="P63">Während für die Software in Texten die Schreibweise UliCMS verwenden wurde, war die Schreibweise im alten Logo ULICMS.</text:p>
      <text:p text:style-name="P63">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3">Die größte Neuerung in diesem UliCMS ist eine Überarbeitung der Seitenverwaltung. Diese ist nun übersichtlicher und einfacher zu benutzen.</text:p>
      <text:p text:style-name="P43">Die Filter in der Seitenliste sind nun ein-und-ausblendbar und werden zweispaltig angezeigt.</text:p>
      <text:p text:style-name="P43">Ein „Filter zurücksetzen“ Button wurde hinzugefügt.</text:p>
      <text:p text:style-name="P43"><draw:frame draw:style-name="fr3" draw:name="Rahmen4" text:anchor-type="paragraph" svg:width="17.013cm" draw:z-index="28"><draw:text-box fo:min-height="11.247cm"><text:p text:style-name="Illustration"><draw:frame draw:style-name="fr2" draw:name="Bild6" text:anchor-type="as-char" svg:width="17.013cm" style:rel-width="100%" svg:height="11.247cm" style:rel-height="scale" draw:z-index="29"><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Seiten erstellen“ und „Seiten bearbeiten“ wurden diverse Felder verschoben und mehrere Tabs zusammengefasst.</text:p>
      <text:p text:style-name="P66"><text:span text:style-name="T50">Selten genutzte Felder wie „Cache Steuerung“, „Design“ „Sichtbar für“ und „</text:span><text:span text:style-name="Strong_20_Emphasis"><text:span text:style-name="T21">Benutzerdefinierte Werte (JSON)</text:span></text:span>“ <text:span text:style-name="T49">befinden sich nun im neuen Tab „Sonstiges“.</text:span></text:p>
      <text:p text:style-name="P87"><draw:frame draw:style-name="fr3" draw:name="Rahmen5" text:anchor-type="paragraph" svg:width="17.013cm" draw:z-index="33"><draw:text-box fo:min-height="10.784cm"><text:p text:style-name="Illustration"><draw:frame draw:style-name="fr2" draw:name="Bild11" text:anchor-type="as-char" svg:width="17.013cm" style:rel-width="100%" svg:height="10.784cm" style:rel-height="scale" draw:z-index="38"><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2">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77"><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P118" text:outline-level="4"><text:bookmark-start text:name="__RefHeading___Toc2923_3607389014"/>DSGVO Checkbox <text:span text:style-name="T58">Beschriftung bearbeiten</text:span><text:bookmark-end text:name="__RefHeading___Toc2923_3607389014"/></text:h>
      <text:p text:style-name="P67">Die DSGVO Checkbox lässt sich über eine API in Formulare integrieren und verlangt vom Anwender eine Bestätigung der Datenschutzbedingungen.</text:p>
      <text:p text:style-name="P67">Der Text für die DSGVO Checkbox kann je Sprache festgelegt werden.<text:line-break/>Fügen Sie an der Stelle, wo die Checkbox erscheinen soll, den Platzhalter „[checkbox]“ ein <text:span text:style-name="T59">(</text:span>ohne Anführungszeichen<text:span text:style-name="T59">).</text:span></text:p>
      <text:p text:style-name="P65"><draw:frame draw:style-name="fr3" draw:name="Rahmen8" text:anchor-type="paragraph" svg:width="17.013cm" draw:z-index="32"><draw:text-box fo:min-height="13.817cm"><text:p text:style-name="Illustration"><draw:frame draw:style-name="fr2" draw:name="Bild7" text:anchor-type="as-char" svg:width="17.013cm" style:rel-width="100%" svg:height="13.817cm" style:rel-height="scale" draw:z-index="39"><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19" text:outline-level="4"><text:bookmark-start text:name="__RefHeading___Toc1892_3513722281"/>DSGVO <text:span text:style-name="T57">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69">Um eine DSGVO Checkbox zu konfigurieren, gehen Sie bitte wie folgt vor:</text:p>
      <text:p text:style-name="P70"><text:span text:style-name="T61">1. </text:span>Öffnen Sie <text:span text:style-name="Strong_20_Emphasis">Einstellungen </text:span>&gt; <text:span text:style-name="Strong_20_Emphasis">Datenschutz.</text:span></text:p>
      <text:p text:style-name="P70"><text:span text:style-name="Strong_20_Emphasis">Hinweis:</text:span><text:line-break/>Wenn der Menüpunkt nicht angezeigt werden sollte überprüfen Sie, ob Ihr User die Berechtigung</text:p>
      <text:p text:style-name="P70"><text:span text:style-name="Strong_20_Emphasis"><text:s/>privacy_settings </text:span>hat.</text:p>
      <text:p text:style-name="P70"><text:span text:style-name="T62">1. </text:span>Aktivieren Sie für alle Sprachen, bei denen die DSGVO-Checkbox erscheinen soll die Option "Aktiviere DSGVO Checkbox für Formulare".</text:p>
      <text:p text:style-name="P70"><text:span text:style-name="T63">2. </text:span>Fügen Sie je Sprache den Platzhalter [checkbox] und den Text der bei der Checkbox angezeigt werden soll und speichern Sie die Änderungen.</text:p>
      <text:p text:style-name="P70"><text:span text:style-name="T63">3. </text:span>Fügen Sie in der Formularseite an der Stelle wo die Checkbox angezeigt werden soll den Platzhalter <text:span text:style-name="T62">[</text:span><text:span text:style-name="Strong_20_Emphasis">accept_privacy_policy]</text:span><text:span text:style-name="Strong_20_Emphasis"><text:span text:style-name="T21"> </text:span></text:span><text:span text:style-name="Strong_20_Emphasis"><text:span text:style-name="T23">ein.</text:span></text:span></text:p>
      <text:p text:style-name="P71"><text:span text:style-name="Strong_20_Emphasis"><text:span text:style-name="T24">4. </text:span></text:span>Stellen Sie sicher das <text:span text:style-name="Strong_20_Emphasis">Cache Steuerung </text:span>auf <text:span text:style-name="Strong_20_Emphasis">Deaktiviert </text:span>eingestellt ist.</text:p>
      <text:p text:style-name="P71"><text:span text:style-name="T64">5. </text:span>Fügen Sie in der Formulardefinitionen zu Felder die folgende Zeile hinzu<text:line-break/><text:span text:style-name="Strong_20_Emphasis"><text:span text:style-name="T48">accept_privacy_policy =&gt; Datenschutzerklärung akzeptiert</text:span></text:span></text:p>
      <text:p text:style-name="P71"><text:span text:style-name="T5">Sowie zu den Pflichtfeldern:</text:span><text:line-break/><text:span text:style-name="Strong_20_Emphasis"><text:span text:style-name="T48">accept_privacy_policy</text:span></text:span></text:p>
      <text:p text:style-name="P71"><draw:frame draw:style-name="fr3" draw:name="Rahmen9" text:anchor-type="paragraph" svg:width="11.88cm" draw:z-index="34"><draw:text-box fo:min-height="16.484cm"><text:p text:style-name="Illustration"><draw:frame draw:style-name="fr2" draw:name="Bild12" text:anchor-type="as-char" svg:width="11.88cm" style:rel-width="100%" svg:height="16.484cm" style:rel-height="scale" draw:z-index="41"><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8"/></text:span></text:p>
      <text:h text:style-name="P118" text:outline-level="4"><text:bookmark-start text:name="__RefHeading___Toc1894_3513722281"/>DSGVO Checkbox in eigene Module integrieren<text:bookmark-end text:name="__RefHeading___Toc1894_3513722281"/></text:h>
      <text:p text:style-name="P68">Die DSGVO Checkbox lässt sich über eine Schnittstelle in Formulare in Modulen integrieren.</text:p>
      <text:p text:style-name="P68">Die Integration der Checkbox in <text:span text:style-name="T60">eigene Module</text:span> setzt voraus, dass die Checkbox-Beschriftung erstellt wurde (Siehe Abschnitt „DSGVO Checkbox Beschriftung bearbeiten“).</text:p>
      <text:p text:style-name="P79">Nutzen Sie folgenden Code um die DSGVO Checkbox in einem Template auszugeben:</text:p>
      <text:p text:style-name="P54">if (class_exists("PrivacyCheckbox")) {<text:line-break/> <text:s text:c="3"/>$checkbox = new PrivacyCheckbox(getCurrentLanguage(true));<text:line-break/> <text:s text:c="3"/>if ($checkbox-&gt;isEnabled()) {<text:line-break/> <text:s text:c="8"/>echo $checkbox→render();<text:line-break/> <text:s text:c="3"/>}<text:line-break/>}</text:p>
      <text:p text:style-name="P79">Nutzen Sie folgenden Code, um zu überprüfen, ob die Checkbox gesetzt ist.</text:p>
      <text:p text:style-name="P53">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118" text:outline-level="4"><text:bookmark-start text:name="__RefHeading___Toc2158_825294508"/>Option zum "Protokoll" in Datenschutz-Einstellungen verschoben<text:bookmark-end text:name="__RefHeading___Toc2158_825294508"/></text:h>
      <text:p text:style-name="P78">Die folgenden Optionen befanden sich vorher unter „Sonstige Einstellungen“ und sind nun in den Datenschutz-Einstellungen zu finden.</text:p>
      <text:list xml:id="list1793807555" text:style-name="L12">
        <text:list-item>
          <text:p text:style-name="P96">IP-Adressen speichern</text:p>
        </text:list-item>
        <text:list-item>
          <text:p text:style-name="P96">IP-Adressen nach 48 Stunden löschen</text:p>
        </text:list-item>
      </text:list>
      <text:p text:style-name="Index"/>
      <text:p text:style-name="Index"><draw:frame draw:style-name="fr3" draw:name="Rahmen11" text:anchor-type="paragraph" svg:width="17.013cm" draw:z-index="36"><draw:text-box fo:min-height="6.156cm"><text:p text:style-name="Illustration"><draw:frame draw:style-name="fr2" draw:name="Bild14" text:anchor-type="as-char" svg:width="17.013cm" style:rel-width="100%" svg:height="6.156cm" style:rel-height="scale" draw:z-index="42"><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08" text:outline-level="2"/>
      <text:h text:style-name="P20" text:outline-level="2"><text:bookmark-start text:name="__RefHeading___Toc2252_1902737841"/>E-Mail Modi sind nun aussagekräftiger beschriftet<text:bookmark-end text:name="__RefHeading___Toc2252_1902737841"/></text:h>
      <text:p text:style-name="Text_20_body">Unter Einstellungen &gt; Sonstiges &gt; E-Mail Versand &gt; Modus <text:span text:style-name="T68">sind nun die Auswahlmöglichkeiten aussagekräftiger beschriftet.</text:span></text:p>
      <text:p text:style-name="P84">Man hat nun folgende Auswahlmöglichkeiten:</text:p>
      <text:list xml:id="list1421085882" text:style-name="L13">
        <text:list-item>
          <text:p text:style-name="P144">mail()</text:p>
        </text:list-item>
        <text:list-item>
          <text:p text:style-name="P144">SMTP</text:p>
        </text:list-item>
      </text:list>
      <text:p text:style-name="P84"><draw:frame draw:style-name="fr3" draw:name="Rahmen12" text:anchor-type="paragraph" svg:width="17.013cm" draw:z-index="37"><draw:text-box fo:min-height="4.583cm"><text:p text:style-name="Illustration"><draw:frame draw:style-name="fr2" draw:name="Bild15" text:anchor-type="as-char" svg:width="17.013cm" style:rel-width="100%" svg:height="4.583cm" style:rel-height="scale" draw:z-index="43"><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64">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4">Das Script „manage“ im ULICMS_ROOT Ordner wurde hinzugefügt. Dieses dient als Wrapper für alle PHP-Scripts im Ordner „shell“.</text:p>
      <text:p text:style-name="P45">„manage“ bekommt als Parameter den Namen des aufzurufenden Scripts ohne Dateiendung (.php) und die Argumente für diesen Befehl.</text:p>
      <text:p text:style-name="P31">Folgender Befehl</text:p>
      <text:p text:style-name="P47">./manage sinfo modules</text:p>
      <text:p text:style-name="P31">entspricht beispielsweise folgendem Aufruf</text:p>
      <text:p text:style-name="P50">shell/sinfo.php modules</text:p>
      <text:h text:style-name="Heading_20_3" text:outline-level="3"><text:bookmark-start text:name="__RefHeading___Toc3263_3607389014"/>CLI-Tools zur Verwaltung der Settings<text:bookmark-end text:name="__RefHeading___Toc3263_3607389014"/></text:h>
      <text:p text:style-name="P58">Die folgenden Kommandozeilen-Befehle wurden hinzugefügt:</text:p>
      <text:list xml:id="list1333504884" text:style-name="L14">
        <text:list-item>
          <text:p text:style-name="P145">settings_get.php</text:p>
        </text:list-item>
        <text:list-item>
          <text:p text:style-name="P145">settings_set.php</text:p>
        </text:list-item>
        <text:list-item>
          <text:p text:style-name="P145">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2">Be<text:span text:style-name="T51">ispiel-Befehlszeile</text:span></text:p>
      <text:p text:style-name="P48">$ ./manage settings_get email_mode</text:p>
      <text:p text:style-name="P48">internal</text:p>
      <text:p text:style-name="P58">Wenn die Einstellung nicht gesetzt ist wird [null] ausgegeben.</text:p>
      <text:h text:style-name="P117" text:outline-level="4"><text:bookmark-start text:name="__RefHeading___Toc4376_3607389014"/>Einstellung setzen<text:bookmark-end text:name="__RefHeading___Toc4376_3607389014"/></text:h>
      <text:p text:style-name="P59">Mit <text:span text:style-name="T51">dem Script settings_set.php können Sie den Wert einer Einstellung festlegen.</text:span></text:p>
      <text:p text:style-name="P32">Be<text:span text:style-name="T51">ispiel-Befehlszeile</text:span></text:p>
      <text:p text:style-name="P58"><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8"># Um eine Einstellung zu entfernen, <text:s/>geben Sie „[null]“ als Wert an.<text:line-break/>$ ./manage settings_set my_option [null]</text:p>
      <text:h text:style-name="P118" text:outline-level="4"><text:bookmark-start text:name="__RefHeading___Toc4378_3607389014"/>Alle Einstellungen auflisten<text:bookmark-end text:name="__RefHeading___Toc4378_3607389014"/></text:h>
      <text:p text:style-name="Text_20_body">mit settings_list.php können <text:span text:style-name="T52">Sie alle Einstellungen die in der settings Datenbank gespeichert sind, anzeigen.</text:span></text:p>
      <text:p text:style-name="P33">Be<text:span text:style-name="T51">ispiel-Befehlszeile</text:span></text:p>
      <text:p text:style-name="P46">./<text:span text:style-name="T52">manage settings_list </text:span></text:p>
      <text:p text:style-name="P46">allowed_html: &lt;i&gt;&lt;u&gt;&lt;b&gt;&lt;strong&gt;&lt;em&gt;&lt;ul&gt;&lt;li&gt;&lt;ol&gt;&lt;a&gt;&lt;span&gt;</text:p>
      <text:p text:style-name="P46">autor_text: Diese Seite wurde verfasst von Vorname Nachname</text:p>
      <text:p text:style-name="P46">body-background-color: #FCFCFC</text:p>
      <text:p text:style-name="P46">body-text-color: #153154</text:p>
      <text:p text:style-name="P46">cache_disabled: disabled</text:p>
      <text:p text:style-name="P46">cache_period: 86400</text:p>
      <text:p text:style-name="P46">cache_type: file</text:p>
      <text:p text:style-name="P46">ckeditor_skin: moono</text:p>
      <text:p text:style-name="P46">contact_form_refused_spam_mails: 0</text:p>
      <text:p text:style-name="P46">country_blacklist: ru, cn, in</text:p>
      <text:p text:style-name="P46">date_format: d.m.Y H:i</text:p>
      <text:p text:style-name="P46">db_schema_version: 2018.4</text:p>
      <text:p text:style-name="P46">default-font: Arial, 'Helvetica Neue', Helvetica, sans-serif</text:p>
      <text:p text:style-name="P49">[...]</text:p>
      <text:h text:style-name="Heading_20_3" text:outline-level="3"><text:change text:change-id="ct110427808"/><text:change text:change-id="ct110429152"/>CLI-Tool zur Anwendung von Datenbank-Migrationen</text:h>
      <text:p text:style-name="P76">Ein CLI-Tool zur Durchführung von SQL-Datenbank-Migrationen wurde hinzugefügt</text:p>
      <text:p text:style-name="P80">Das Script shell/db_migrator.php wurde hinzugefügt. Das Script ermöglicht, SQL-Migrationen auf der Kommandozeile auszuführen.</text:p>
      <text:p text:style-name="P80">[...]</text:p>
      <text:h text:style-name="P114" text:outline-level="3"><text:bookmark-start text:name="__RefHeading___Toc2228_3698365503"/>CLI-Befehl zum Anzeigen von Informationen über eine SimpleInstall Paketdatei<text:bookmark-end text:name="__RefHeading___Toc2228_3698365503"/></text:h>
      <text:p text:style-name="P75">Ein Befehl um Informationen über eine SimpleInstall Paket datei auszugeben wurde hinzugefügt.</text:p>
      <text:p text:style-name="P75">Im folgenden eine Beispiel-Aufruf des Befehls:</text:p>
      <text:p text:style-name="P57"><text:span text:style-name="T66">$ </text:span>./manage sinfo examine /home/myuser/Downlo<text:span text:style-name="T67">ad</text:span>s/mobile_detect_js-1.4.2.sin</text:p>
      <text:p text:style-name="P46">build_date: 1532000200</text:p>
      <text:p text:style-name="P46">categories: mobile, detect, javascript</text:p>
      <text:p text:style-name="P46">checksum: fa39affaf083d71414a9030acf885bbedc7dff04</text:p>
      <text:p text:style-name="P46">compatible_from: 2018.3.6</text:p>
      <text:p text:style-name="P46">dependencies:</text:p>
      <text:p text:style-name="P46">description: Device detection (phone, tablet, desktop, mobile grade, os, version</text:p>
      <text:p text:style-name="P46">s)</text:p>
      <text:p text:style-name="P46">id: mobile_detect_js</text:p>
      <text:p text:style-name="P46">license: The MIT License (MIT)</text:p>
      <text:p text:style-name="P52">Copyright (c) 2013 Heinrich Goebl<text:line-break/></text:p>
      <text:p text:style-name="P52">Permission is hereby granted, free of charge, to any person obtaining a copy</text:p>
      <text:p text:style-name="P46">of this software and associated documentation files (the "Software"), to deal</text:p>
      <text:p text:style-name="P46">in the Software without restriction, including without limitation the rights</text:p>
      <text:p text:style-name="P46">to use, copy, modify, merge, publish, distribute, sublicense, and/or sell</text:p>
      <text:p text:style-name="P46">copies of the Software, and to permit persons to whom the Software is</text:p>
      <text:p text:style-name="P46">furnished to do so, subject to the following conditions:</text:p>
      <text:p text:style-name="P46"/>
      <text:p text:style-name="P46">The above copyright notice and this permission notice shall be included in</text:p>
      <text:p text:style-name="P46">all copies or substantial portions of the Software.</text:p>
      <text:p text:style-name="P46"/>
      <text:p text:style-name="P46">THE SOFTWARE IS PROVIDED "AS IS", WITHOUT WARRANTY OF ANY KIND, EXPRESS OR</text:p>
      <text:p text:style-name="P46">IMPLIED, INCLUDING BUT NOT LIMITED TO THE WARRANTIES OF MERCHANTABILITY,</text:p>
      <text:p text:style-name="P46">FITNESS FOR A PARTICULAR PURPOSE AND NONINFRINGEMENT. IN NO EVENT SHALL THE</text:p>
      <text:p text:style-name="P46">AUTHORS OR COPYRIGHT HOLDERS BE LIABLE FOR ANY CLAIM, DAMAGES OR OTHER</text:p>
      <text:p text:style-name="P46">LIABILITY, WHETHER IN AN ACTION OF CONTRACT, TORT OR OTHERWISE, ARISING FROM,</text:p>
      <text:p text:style-name="P46">OUT OF OR IN CONNECTION WITH THE SOFTWARE OR THE USE OR OTHER DEALINGS IN</text:p>
      <text:p text:style-name="P46">THE SOFTWARE.</text:p>
      <text:p text:style-name="P46">version: 1.4.2</text:p>
      <text:p text:style-name="P46"/>
      <text:p text:style-name="P46"/>
      <text:h text:style-name="Heading_20_2" text:outline-level="2"><text:bookmark-start text:name="__RefHeading___Toc3423_880955141"/><text:soft-page-break/>Nutzung von Google Fonts wird eine Datenschutz-Warnung angezeigt<text:bookmark-end text:name="__RefHeading___Toc3423_880955141"/></text:h>
      <text:p text:style-name="P60">Die Einb<text:span text:style-name="T54">in</text:span>dung von Schriftarten von den Google Servern ist aus Gründen des Datenschutz problematisch.<text:line-break/>Daher wird nun in den Designeinstellungen <text:span text:style-name="T53">im Backend </text:span>wenn man eine Google Font auswählt, ein Datenschutz-Hinweis angezeigt.</text:p>
      <text:p text:style-name="P61"><draw:frame draw:style-name="fr3" draw:name="Rahmen6" text:anchor-type="paragraph" svg:width="17.013cm" draw:z-index="30"><draw:text-box fo:min-height="3.56cm"><text:p text:style-name="Illustration"><draw:frame draw:style-name="fr2" draw:name="Bild8" text:anchor-type="as-char" svg:width="17.013cm" style:rel-width="100%" svg:height="3.56cm" style:rel-height="scale" draw:z-index="31"><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74">Die Größenbeschränkung für den Logo-Upload in den Einstellungen wurde entfernt.</text:p>
      <text:p text:style-name="P74">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5">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51">{<text:line-break/> <text:s text:c="2"/>„disable_shortcodes“ : true<text:line-break/>}</text:p>
      <text:h text:style-name="P111" text:outline-level="2"><text:bookmark-start text:name="__RefHeading___Toc3306_3513722281"/>Aktualisierte Paket<text:span text:style-name="T65">e</text:span><text:bookmark-end text:name="__RefHeading___Toc3306_3513722281"/></text:h>
      <text:p text:style-name="P72">Die folgenden aktualisierten Pakete sind in diesem UliCMS Release enthalten:</text:p>
      <text:list xml:id="list4277468489" text:style-name="L15">
        <text:list-item>
          <text:p text:style-name="P146">oneclick_upgrade-1.0</text:p>
        </text:list-item>
        <text:list-item>
          <text:p text:style-name="P146">slicknav-1.0.10</text:p>
        </text:list-item>
        <text:list-item>
          <text:p text:style-name="P148">Mobile_Detect-2.8.32</text:p>
        </text:list-item>
      </text:list>
      <text:h text:style-name="Heading_20_2" text:outline-level="2"><text:bookmark-start text:name="__RefHeading___Toc3308_3513722281"/>Aktualisierte Komponenten<text:bookmark-end text:name="__RefHeading___Toc3308_3513722281"/></text:h>
      <text:p text:style-name="P73">Die folgenden Standard-Komponenten und Scripts wurden aktualisiert:</text:p>
      <text:list xml:id="list636560508" text:style-name="L16">
        <text:list-item>
          <text:p text:style-name="P147">CKEditor wurde auf Version 4.9.2 aktualisiert.</text:p>
        </text:list-item>
        <text:list-item>
          <text:p text:style-name="P147">Das Plugin „Form Field Label“ wurde in den <text:span text:style-name="T21">CKEditor</text:span> eingebunden.</text:p>
        </text:list-item>
      </text:list>
      <text:p text:style-name="P72"><draw:frame draw:style-name="fr3" draw:name="Rahmen10" text:anchor-type="paragraph" svg:width="11.165cm" draw:z-index="35"><draw:text-box fo:min-height="8.467cm"><text:p text:style-name="Illustration"><draw:frame draw:style-name="fr2" draw:name="Bild13" text:anchor-type="as-char" svg:width="11.165cm" style:rel-width="100%" svg:height="8.467cm" style:rel-height="scale" draw:z-index="40"><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p text:style-name="P72"><text:change-start text:change-id="ct110426688"/></text:p>
      <text:h text:style-name="P20" text:outline-level="2"><text:bookmark-start text:name="__RefHeading___Toc2359_771205235"/><text:change-end text:change-id="ct110426688"/>Neue Direktive "disable_functions" für Theme-Metadaten eingeführt<text:bookmark-end text:name="__RefHeading___Toc2359_771205235"/></text:h>
      <text:p text:style-name="P81">Die neue Direktive disable_functions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2">Im Moment werden folgende Werte unterstützt.</text:p>
      <text:p text:style-name="P82"><text:span text:style-name="T5">output_content</text:span><text:line-break/>Automatische Ausgabe des Seiteninhalts nach der Einbindung des <text:span text:style-name="T5">top.php </text:span>Templates.</text:p>
      <text:p text:style-name="P35">Beispiel für metadata.json</text:p>
      <text:p text:style-name="P56">{<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3">Im Audit Log wird protokolliert, wann welche User was im System gemacht hat.</text:p>
      <text:p text:style-name="P83">Audit Logs werden im Ordner ULICMS_DATA_STORAGE_ROOT/content/log/audit_log gespeichert.</text:p>
      <text:p text:style-name="P83">Das Audit Logging ist in der Voreinstellung deaktiviert.<text:line-break/>Wenn Sie das Audit Logging aktivieren möchten, fügen Sie in der Datei CMSConfig.php vor der letzten Geschweiften Klammer zu „}“ die folgende Zeile ein.</text:p>
      <text:p text:style-name="P55">public $audit_log = true;</text:p>
      <text:h text:style-name="P3" text:outline-level="1"><text:change text:change-id="ct110425344"/><text:change text:change-id="ct110425568"/><text:change text:change-id="ct110425792"/><text:change text:change-id="ct110426016"/><text:change text:change-id="ct110426464"/><text:change-start text:change-id="ct110425120"/><text:span text:style-name="T43">D</text:span><text:change-end text:change-id="ct110425120"/>urchführung der Installation</text:h>
      <text:list xml:id="list2360588104" text:style-name="L17">
        <text:list-item>
          <text:p text:style-name="P134"><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35">Wenn Sie UliCMS in de<text:span text:style-name="T41">m</text:span> Hauptordner hochgeladen haben, rufen Sie [www.ihredomain.de]/installer im Browser auf.</text:p>
        </text:list-item>
        <text:list-item>
          <text:p text:style-name="P135">Wenn Sie UliCMS in eine<text:span text:style-name="T41">m</text:span> Unterordner hochgeladen haben, rufen Sie [www.ihredomain.de]/[ihr-unterordner]/installer im Browser auf.<text:line-break/>Die eckigen Klammern sind Platzhalter.</text:p>
        </text:list-item>
        <text:list-item>
          <text:p text:style-name="P135">Folgen Sie den Anweisungen des Installationsassistenten.</text:p>
        </text:list-item>
        <text:list-item>
          <text:p text:style-name="P136"><text:bookmark-start text:name="__RefHeading__616_716240178"/>Löschen Sie nach erfolgreichen Abschluss der Installation den Ordner „installer“ vom Server.<text:bookmark-end text:name="__RefHeading__616_716240178"/><text:change-start text:change-id="ct110424896"/></text:p>
        </text:list-item>
      </text:list>
      <text:h text:style-name="Heading_20_1" text:outline-level="1"><text:bookmark-start text:name="__RefHeading___Toc6932_1558993862"/><text:change-end text:change-id="ct110424896"/><text:change text:change-id="ct110424672"/>Durchführung eines Upgrades<text:bookmark-end text:name="__RefHeading___Toc6932_1558993862"/></text:h>
      <text:p text:style-name="P36"><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4049536401" text:style-name="L18">
        <text:list-item>
          <text:p text:style-name="P137">Entpacken Sie das heruntergeladene Upgrade-Paket.</text:p>
        </text:list-item>
        <text:list-item>
          <text:p text:style-name="P13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37">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1"><draw:frame draw:style-name="fr4" draw:name="Rahmen7" text:anchor-type="paragraph" svg:x="2.708cm" svg:y="-0.171cm" svg:width="6.881cm" draw:z-index="25"><draw:text-box fo:min-height="8.183cm"><text:p text:style-name="Illustration"><draw:frame draw:style-name="fr8" draw:name="Bild10" text:anchor-type="paragraph" svg:width="6.881cm" svg:height="8.183cm" style:rel-height="scale" draw:z-index="26"><draw:image xlink:href="Pictures/100002010000013D0000017980A4DBF7064F7A26.png" xlink:type="simple" xlink:show="embed" xlink:actuate="onLoad" loext:mime-type="image/png"/></draw:frame><text:change text:change-id="ct113417456"/><text:change text:change-id="ct113417232"/><text:change text:change-id="ct113417008"/><text:change text:change-id="ct109324352"/><text:change text:change-id="ct109929120"/><text:change text:change-id="ct109929344"/><text:change text:change-id="ct109929568"/><text:change text:change-id="ct109929792"/><text:change text:change-id="ct109930016"/><text:change text:change-id="ct109930240"/><text:change text:change-id="ct109928224"/><text:change text:change-id="ct110423776"/><text:change text:change-id="ct110424000"/><text:s/>Abbildung <text:sequence text:ref-name="refIllustration25" text:name="Illustration" text:formula="ooow:Illustration+1" style:num-format="1">9</text:sequence>: Abbildung, setzen der Datei-Berechtigungen auf dem FTP-Server</text:p></draw:text-box></draw:frame></text:p>
      <text:list xml:id="list220139181332007" text:continue-numbering="true" text:style-name="L18">
        <text:list-item>
          <text:p text:style-name="P149">Wenn Sie UliCMS in de<text:span text:style-name="T41">m</text:span> Hauptordner <text:span text:style-name="T41">installiert</text:span> haben, rufen Sie [www.ihredomain.de]/<text:span text:style-name="T41">update.php</text:span> im Browser auf.</text:p>
        </text:list-item>
        <text:list-item>
          <text:p text:style-name="P150">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51">Loggen Sie sich nun in das CMS ein, prüfen Sie, ob eine Paketquelle für diese Version von UliCMS ausgewählt ist.</text:p>
        </text:list-item>
        <text:list-item>
          <text:p text:style-name="P152">Falls Patches für UliCMS verfügbar sind, installieren Sie diese.</text:p>
        </text:list-item>
        <text:list-item>
          <text:p text:style-name="P153">Leeren Sie den Cache des CMS.</text:p>
        </text:list-item>
        <text:list-item>
          <text:p text:style-name="P154">Rufen Sie „Pakete“ auf, und merken Sie sich alle Pakete, deren Versionsnummer rot markiert ist. Installieren Sie die neuen Versionen dieser Pakete.</text:p>
        </text:list-item>
        <text:list-item>
          <text:p text:style-name="P154">Falls Probleme mit Modulen und Themes auftreten, die nicht aus der Paketquelle stammen, prüfen Sie, ob von diesen Paketen beim Hersteller eine neue Version verfügbar ist, und installieren Sie diese gegebenenfalls.</text:p>
        </text:list-item>
      </text:list>
      <text:h text:style-name="P102" text:outline-level="1"><text:bookmark-start text:name="__RefHeading___Toc734_1061336504"/>Benötigen Sie Hilfe?<text:bookmark-end text:name="__RefHeading___Toc734_1061336504"/></text:h>
      <text:p text:style-name="P39"><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8"><text:s/>Abbildung 1: Überarbeitete Filter<text:tab/>6</text:p>
          <text:p text:style-name="P88"><text:s/>Abbildung 2: Neues Tab "Sonstiges" in der Seitenverwaltung<text:tab/>7</text:p>
          <text:p text:style-name="P88"><text:s/>Abbildung 3: DSGVO Checkbox - Datenschutz Einstellungen<text:tab/>9</text:p>
          <text:p text:style-name="P88"><text:s/>Abbildung 4: Formular-Definition mit Validierung der DSGVO Checkbox<text:tab/>11</text:p>
          <text:p text:style-name="P88"><text:s/>Abbildung 5: Tab "Protokoll" in den Datenschutzeinstellungen<text:tab/>13</text:p>
          <text:p text:style-name="P88"><text:s/>Abbildung 6: E-Mail Versand Modus Auswahlmöglichkeiten<text:tab/>14</text:p>
          <text:p text:style-name="P88"><text:s/>Abbildung 7: Datenschutz-Hinweis bei Auswahl von Google Fonts<text:tab/>18</text:p>
          <text:p text:style-name="P88"><text:s/>Abbildung 8: CKEditor Plugin "Form Field Label"<text:tab/>19</text:p>
          <text:p text:style-name="P88"><text:s/>Abbildung 9: Abbildung, setzen der Datei-Berechtigungen auf dem FTP-Server<text:tab/>22</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3"><draw:image xlink:href="Pictures/10000201000002D700000096977E1755E72C248B.png" xlink:type="simple" xlink:show="embed" xlink:actuate="onLoad" loext:mime-type="image/png"/></draw:frame><text:page-number text:select-page="current">2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3T22:01:35.392000232">13.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4"><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H32M44S</meta:editing-duration>
    <meta:editing-cycles>1012</meta:editing-cycles>
    <meta:generator>LibreOffice/6.0.5.2$Windows_X86_64 LibreOffice_project/54c8cbb85f300ac59db32fe8a675ff7683cd5a16</meta:generator>
    <dc:date>2018-08-13T22:01:33.167000000</dc:date>
    <meta:document-statistic meta:table-count="0" meta:image-count="16" meta:object-count="0" meta:page-count="25" meta:paragraph-count="350" meta:word-count="2869" meta:character-count="21700" meta:non-whitespace-character-count="19183"/>
  </office:meta>
</office:document-meta>
</file>